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58000005081EA7DB82.png" manifest:media-type="image/png"/>
  <manifest:file-entry manifest:full-path="Pictures/10000201000003E8000002BCC4C3D0E3.png" manifest:media-type="image/png"/>
  <manifest:file-entry manifest:full-path="Pictures/10000201000000ED0000011DCD7CD2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2.3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95cm" fo:min-width="2.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95cm" fo:min-width="3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objectwithoutfill">
      <style:graphic-properties svg:stroke-width="0.2cm" svg:stroke-color="#0099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svg:stroke-width="0.05cm" svg:stroke-color="#6633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Dashed_20__28_var_29_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Rokkitt" fo:font-size="22pt" style:font-size-asian="22pt" style:font-size-complex="22pt"/>
    </style:style>
    <style:style style:name="P8" style:family="paragraph">
      <loext:graphic-properties draw:fill="none" draw:fill-color="#ffffff"/>
      <style:text-properties style:font-name="Rokkitt" fo:font-size="22pt" style:font-size-asian="22pt" style:font-size-complex="22pt"/>
    </style:style>
    <style:style style:name="T1" style:family="text">
      <style:text-properties style:font-name="Rokkitt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2.307cm" svg:height="14.8cm" svg:x="0.093cm" svg:y="0cm">
          <draw:image xlink:href="Pictures/10000201000000ED0000011DCD7CD28E.png" xlink:type="simple" xlink:show="embed" xlink:actuate="onLoad">
            <text:p/>
          </draw:image>
        </draw:frame>
        <draw:frame draw:style-name="gr1" draw:text-style-name="P1" draw:layer="layout" svg:width="12.307cm" svg:height="14.8cm" svg:x="0.094cm" svg:y="0cm">
          <draw:image xlink:href="Pictures/10000201000000ED0000011DCD7CD2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2.307cm" svg:height="14.8cm" svg:x="0.093cm" svg:y="0cm">
          <draw:image xlink:href="Pictures/10000201000000ED0000011DCD7CD28E.png" xlink:type="simple" xlink:show="embed" xlink:actuate="onLoad">
            <text:p/>
          </draw:image>
        </draw:frame>
        <draw:frame draw:style-name="gr1" draw:text-style-name="P1" draw:layer="layout" svg:width="12.307cm" svg:height="14.8cm" svg:x="0.094cm" svg:y="0cm">
          <draw:image xlink:href="Pictures/10000201000000ED0000011DCD7CD28E.png" xlink:type="simple" xlink:show="embed" xlink:actuate="onLoad">
            <text:p/>
          </draw:image>
        </draw:frame>
        <draw:custom-shape draw:style-name="gr3" draw:text-style-name="P3" draw:layer="layout" svg:width="2.8cm" svg:height="1.4cm" svg:x="8.6cm" svg:y="1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8cm" svg:height="2.2cm" svg:x="8.6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2.2cm" svg:x="8.8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2.2cm" svg:x="0.2cm" svg:y="4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cm" svg:height="1.673cm" svg:x="8.6cm" svg:y="12cm">
          <draw:text-box>
            <text:p>Change in Phenology</text:p>
          </draw:text-box>
        </draw:frame>
        <draw:frame draw:style-name="gr7" draw:text-style-name="P4" draw:layer="layout" svg:width="5.8cm" svg:height="3.095cm" svg:x="8.6cm" svg:y="9.501cm">
          <draw:text-box>
            <text:p>Inertia (Change already in motion)</text:p>
          </draw:text-box>
        </draw:frame>
        <draw:frame draw:style-name="gr7" draw:text-style-name="P4" draw:layer="layout" svg:width="5.8cm" svg:height="3.095cm" svg:x="8.6cm" svg:y="5.902cm">
          <draw:text-box>
            <text:p>Ideal Phenology</text:p>
          </draw:text-box>
        </draw:frame>
        <draw:frame draw:style-name="gr7" draw:text-style-name="P4" draw:layer="layout" svg:width="5.8cm" svg:height="3.095cm" svg:x="0.184cm" svg:y="5.505cm">
          <draw:text-box>
            <text:p>“Spring” forc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8" draw:text-style-name="P5" draw:layer="layout" svg:width="25.368cm" svg:height="12.448cm" svg:x="0cm" svg:y="0.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8" draw:text-style-name="P5" draw:layer="layout" svg:width="25.368cm" svg:height="12.448cm" svg:x="0cm" svg:y="0.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9" draw:text-style-name="P1" draw:layer="layout" svg:x1="3.6cm" svg:y1="10cm" svg:x2="3.6cm" svg:y2="6.2cm">
          <text:p/>
        </draw:line>
        <draw:frame draw:style-name="gr10" draw:text-style-name="P8" draw:layer="layout" svg:width="4.8cm" svg:height="1.793cm" svg:x="2.4cm" svg:y="12.8cm">
          <draw:text-box>
            <text:p text:style-name="P7"><text:span text:style-name="T1">Moisture force</text:span></text:p>
          </draw:text-box>
        </draw:frame>
        <draw:line draw:style-name="gr9" draw:text-style-name="P1" draw:layer="layout" svg:x1="2.2cm" svg:y1="14.4cm" svg:x2="2.2cm" svg:y2="12.548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8" draw:text-style-name="P5" draw:layer="layout" svg:width="25.368cm" svg:height="12.448cm" svg:x="0cm" svg:y="0.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9" draw:text-style-name="P1" draw:layer="layout" svg:x1="3.6cm" svg:y1="10cm" svg:x2="3.6cm" svg:y2="6.2cm">
          <text:p/>
        </draw:line>
        <draw:frame draw:style-name="gr10" draw:text-style-name="P8" draw:layer="layout" svg:width="4.8cm" svg:height="1.793cm" svg:x="2.4cm" svg:y="12.8cm">
          <draw:text-box>
            <text:p text:style-name="P7"><text:span text:style-name="T1">Moisture force</text:span></text:p>
          </draw:text-box>
        </draw:frame>
        <draw:line draw:style-name="gr9" draw:text-style-name="P1" draw:layer="layout" svg:x1="2.2cm" svg:y1="14.4cm" svg:x2="2.2cm" svg:y2="12.548cm">
          <text:p/>
        </draw:line>
        <draw:line draw:style-name="gr11" draw:text-style-name="P1" draw:layer="layout" svg:x1="3.3cm" svg:y1="10.6cm" svg:x2="3.3cm" svg:y2="11.3cm">
          <text:p/>
        </draw:line>
        <draw:line draw:style-name="gr11" draw:text-style-name="P1" draw:layer="layout" svg:x1="6cm" svg:y1="6.2cm" svg:x2="6cm" svg:y2="6.6cm">
          <text:p/>
        </draw:line>
        <draw:line draw:style-name="gr11" draw:text-style-name="P1" draw:layer="layout" svg:x1="5.651cm" svg:y1="6.4cm" svg:x2="5.651cm" svg:y2="7cm">
          <text:p/>
        </draw:line>
        <draw:line draw:style-name="gr11" draw:text-style-name="P1" draw:layer="layout" svg:x1="5.302cm" svg:y1="6.75cm" svg:x2="5.302cm" svg:y2="7.55cm">
          <text:p/>
        </draw:line>
        <draw:line draw:style-name="gr11" draw:text-style-name="P1" draw:layer="layout" svg:x1="4.853cm" svg:y1="7.225cm" svg:x2="4.853cm" svg:y2="8.125cm">
          <text:p/>
        </draw:line>
        <draw:line draw:style-name="gr11" draw:text-style-name="P1" draw:layer="layout" svg:x1="4.4cm" svg:y1="8cm" svg:x2="4.4cm" svg:y2="9cm">
          <text:p/>
        </draw:line>
        <draw:line draw:style-name="gr11" draw:text-style-name="P1" draw:layer="layout" svg:x1="4.055cm" svg:y1="8.675cm" svg:x2="4.055cm" svg:y2="9.775cm">
          <text:p/>
        </draw:line>
        <draw:line draw:style-name="gr11" draw:text-style-name="P1" draw:layer="layout" svg:x1="3.706cm" svg:y1="9.725cm" svg:x2="3.706cm" svg:y2="10.575cm">
          <text:p/>
        </draw:line>
        <draw:line draw:style-name="gr11" draw:text-style-name="P1" draw:layer="layout" svg:x1="7.1cm" svg:y1="13.2cm" svg:x2="7.1cm" svg:y2="14.2cm">
          <text:p/>
        </draw:line>
        <draw:frame draw:style-name="gr10" draw:text-style-name="P8" draw:layer="layout" svg:width="4.8cm" svg:height="1.793cm" svg:x="7.4cm" svg:y="12.8cm">
          <draw:text-box>
            <text:p text:style-name="P7"><text:span text:style-name="T1">Damping for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8" draw:text-style-name="P5" draw:layer="layout" svg:width="25.368cm" svg:height="12.448cm" svg:x="0cm" svg:y="0.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9" draw:text-style-name="P1" draw:layer="layout" svg:x1="3.6cm" svg:y1="10cm" svg:x2="3.6cm" svg:y2="6.2cm">
          <text:p/>
        </draw:line>
        <draw:frame draw:style-name="gr10" draw:text-style-name="P8" draw:layer="layout" svg:width="4.8cm" svg:height="1.793cm" svg:x="2.4cm" svg:y="12.8cm">
          <draw:text-box>
            <text:p text:style-name="P7"><text:span text:style-name="T1">Moisture force</text:span></text:p>
          </draw:text-box>
        </draw:frame>
        <draw:line draw:style-name="gr9" draw:text-style-name="P1" draw:layer="layout" svg:x1="2.2cm" svg:y1="14.4cm" svg:x2="2.2cm" svg:y2="12.548cm">
          <text:p/>
        </draw:line>
        <draw:line draw:style-name="gr11" draw:text-style-name="P1" draw:layer="layout" svg:x1="3.3cm" svg:y1="10.6cm" svg:x2="3.3cm" svg:y2="11.3cm">
          <text:p/>
        </draw:line>
        <draw:line draw:style-name="gr11" draw:text-style-name="P1" draw:layer="layout" svg:x1="6cm" svg:y1="6.2cm" svg:x2="6cm" svg:y2="6.6cm">
          <text:p/>
        </draw:line>
        <draw:line draw:style-name="gr11" draw:text-style-name="P1" draw:layer="layout" svg:x1="5.651cm" svg:y1="6.4cm" svg:x2="5.651cm" svg:y2="7cm">
          <text:p/>
        </draw:line>
        <draw:line draw:style-name="gr11" draw:text-style-name="P1" draw:layer="layout" svg:x1="5.302cm" svg:y1="6.75cm" svg:x2="5.302cm" svg:y2="7.55cm">
          <text:p/>
        </draw:line>
        <draw:line draw:style-name="gr11" draw:text-style-name="P1" draw:layer="layout" svg:x1="4.853cm" svg:y1="7.225cm" svg:x2="4.853cm" svg:y2="8.125cm">
          <text:p/>
        </draw:line>
        <draw:line draw:style-name="gr11" draw:text-style-name="P1" draw:layer="layout" svg:x1="4.4cm" svg:y1="8cm" svg:x2="4.4cm" svg:y2="9cm">
          <text:p/>
        </draw:line>
        <draw:line draw:style-name="gr11" draw:text-style-name="P1" draw:layer="layout" svg:x1="4.055cm" svg:y1="8.675cm" svg:x2="4.055cm" svg:y2="9.775cm">
          <text:p/>
        </draw:line>
        <draw:line draw:style-name="gr11" draw:text-style-name="P1" draw:layer="layout" svg:x1="3.706cm" svg:y1="9.725cm" svg:x2="3.706cm" svg:y2="10.575cm">
          <text:p/>
        </draw:line>
        <draw:line draw:style-name="gr11" draw:text-style-name="P1" draw:layer="layout" svg:x1="7.1cm" svg:y1="13.2cm" svg:x2="7.1cm" svg:y2="14.2cm">
          <text:p/>
        </draw:line>
        <draw:line draw:style-name="gr12" draw:text-style-name="P1" draw:layer="layout" svg:x1="11.2cm" svg:y1="0.9cm" svg:x2="13cm" svg:y2="0.9cm">
          <text:p/>
        </draw:line>
        <draw:line draw:style-name="gr13" draw:text-style-name="P1" draw:layer="layout" svg:x1="11.7cm" svg:y1="0.9cm" svg:x2="11.7cm" svg:y2="3cm">
          <text:p/>
        </draw:line>
        <draw:line draw:style-name="gr13" draw:text-style-name="P1" draw:layer="layout" svg:x1="12.45cm" svg:y1="0.9cm" svg:x2="12.45cm" svg:y2="3cm">
          <text:p/>
        </draw:line>
        <draw:line draw:style-name="gr14" draw:text-style-name="P1" draw:layer="layout" svg:x1="11.3cm" svg:y1="2.9cm" svg:x2="13.1cm" svg:y2="2.9cm">
          <text:p/>
        </draw:line>
        <draw:frame draw:style-name="gr10" draw:text-style-name="P8" draw:layer="layout" svg:width="4.8cm" svg:height="1.793cm" svg:x="7.4cm" svg:y="12.8cm">
          <draw:text-box>
            <text:p text:style-name="P7"><text:span text:style-name="T1">Damping force</text:span></text:p>
          </draw:text-box>
        </draw:frame>
        <draw:line draw:style-name="gr13" draw:text-style-name="P1" draw:layer="layout" svg:x1="12cm" svg:y1="12.548cm" svg:x2="12cm" svg:y2="14.648cm">
          <text:p/>
        </draw:line>
        <draw:frame draw:style-name="gr10" draw:text-style-name="P8" draw:layer="layout" svg:width="4.8cm" svg:height="1.793cm" svg:x="12cm" svg:y="12.801cm">
          <draw:text-box>
            <text:p text:style-name="P7"><text:span text:style-name="T1">Resistance for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8" draw:text-style-name="P5" draw:layer="layout" svg:width="25.368cm" svg:height="12.448cm" svg:x="0.032cm" svg:y="0.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26.457cm" svg:height="18.52cm" svg:x="0.543cm" svg:y="-0.32cm">
          <draw:image xlink:href="Pictures/10000201000003E8000002BCC4C3D0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26.457cm" svg:height="18.52cm" svg:x="0.543cm" svg:y="0.28cm">
          <draw:image xlink:href="Pictures/10000201000003E8000002BCC4C3D0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1" draw:text-style-name="P1" draw:layer="layout" svg:width="8.943cm" svg:height="19.199cm" svg:x="0.8cm" svg:y="0.6cm">
          <draw:image xlink:href="Pictures/1000020100000258000005081EA7DB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3T01:11:22.658642483</meta:creation-date>
    <dc:date>2016-04-24T11:40:34.000561320</dc:date>
    <dc:creator>Douglas Kelley</dc:creator>
    <meta:editing-duration>PT44M18S</meta:editing-duration>
    <meta:editing-cycles>9</meta:editing-cycles>
    <meta:generator>LibreOffice/4.4.6.3$Linux_X86_64 LibreOffice_project/40m0$Build-3</meta:generator>
    <meta:document-statistic meta:object-count="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Rokkitt" style:font-style-name="Regular" fo:font-size="2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false" chart:axis-position="0"/>
      <style:graphic-properties svg:stroke-width="0.1cm"/>
      <style:text-properties fo:font-family="Rokkitt" style:font-style-name="Regular" fo:font-size="18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reverse-direction="false" text:line-break="false" chart:link-data-style-to-source="false" chart:axis-position="0"/>
      <style:graphic-properties svg:stroke-width="0.1cm"/>
      <style:text-properties fo:font-family="Rokkitt" style:font-style-name="Regular" fo:font-size="18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bbbbff" draw:fill-color="#bbbb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cf8a05" draw:fill-color="#cf8a05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69cm" svg:height="12.449cm" xlink:href="." xlink:type="simple" chart:class="chart:scatter" chart:style-name="ch1">
        <chart:legend svg:x="16.636cm" svg:y="0.785cm" style:legend-expansion="custom" chartooo:width="5.806cm" chartooo:height="2.255cm" style:legend-expansion-aspect-ratio="2.57472283813747" chart:style-name="ch2"/>
        <chart:plot-area chart:style-name="ch3" chart:data-source-has-labels="both" svg:x="0.507cm" svg:y="0.248cm" svg:width="24.355cm" svg:height="11.953cm">
          <chartooo:coordinate-region svg:x="1.367cm" svg:y="0.248cm" svg:width="22.833cm" svg:height="11.042cm"/>
          <chart:axis chart:dimension="x" chart:name="primary-x" chart:style-name="ch4" chartooo:axis-type="auto">
            <chart:categories table:cell-range-address="local-table.$A$2:.$A$250"/>
          </chart:axis>
          <chart:axis chart:dimension="y" chart:name="primary-y" chart:style-name="ch5"/>
          <chart:series chart:style-name="ch6" chart:values-cell-range-address="local-table.$C$2:.$C$250" chart:label-cell-address="local-table.$C$1" chart:class="chart:scatter">
            <chart:domain table:cell-range-address="local-table.$B$2:.$B$250"/>
            <chart:data-point chart:repeated="249"/>
          </chart:series>
          <chart:series chart:style-name="ch7" chart:values-cell-range-address="local-table.$D$2:.$D$250" chart:label-cell-address="local-table.$D$1" chart:class="chart:scatter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oil Moisture</text:p>
              </table:table-cell>
              <table:table-cell office:value-type="string">
                <text:p>Phenolog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1069964943883">
                <text:p>0.111069964943883</text:p>
              </table:table-cell>
              <table:table-cell office:value-type="float" office:value="0.00111069964943883">
                <text:p>0.00111069964943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43786398291035">
                <text:p>0.443786398291035</text:p>
              </table:table-cell>
              <table:table-cell office:value-type="float" office:value="0.00537085168843897">
                <text:p>0.00537085168843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443786398291035">
                <text:p>0.443786398291035</text:p>
              </table:table-cell>
              <table:table-cell office:value-type="float" office:value="0.0133758479271365">
                <text:p>0.0133758479271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996671107937919">
                <text:p>0.996671107937919</text:p>
              </table:table-cell>
              <table:table-cell office:value-type="float" office:value="0.0300130473301371">
                <text:p>0.0300130473301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76726773847181">
                <text:p>1.76726773847181</text:p>
              </table:table-cell>
              <table:table-cell office:value-type="float" office:value="0.0615272137341044">
                <text:p>0.0615272137341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.75215268426312">
                <text:p>2.75215268426312</text:p>
              </table:table-cell>
              <table:table-cell office:value-type="float" office:value="0.115220509882767">
                <text:p>0.115220509882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.94695029985574">
                <text:p>3.94695029985574</text:p>
              </table:table-cell>
              <table:table-cell office:value-type="float" office:value="0.199177109508859">
                <text:p>0.199177109508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.34635234007854">
                <text:p>5.34635234007854</text:p>
              </table:table-cell>
              <table:table-cell office:value-type="float" office:value="0.322011971496735">
                <text:p>0.322011971496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.94414154350949">
                <text:p>6.94414154350949</text:p>
              </table:table-cell>
              <table:table-cell office:value-type="float" office:value="0.492642899906557">
                <text:p>0.492642899906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.73321925451608">
                <text:p>8.73321925451608</text:p>
              </table:table-cell>
              <table:table-cell office:value-type="float" office:value="0.720084952601">
                <text:p>0.720084952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.7056369611526">
                <text:p>10.7056369611526</text:p>
              </table:table-cell>
              <table:table-cell office:value-type="float" office:value="1.01326621747679">
                <text:p>1.01326621747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.8526316087978">
                <text:p>12.8526316087978</text:p>
              </table:table-cell>
              <table:table-cell office:value-type="float" office:value="1.38086394653443">
                <text:p>1.38086394653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5.1646645326417">
                <text:p>15.1646645326417</text:p>
              </table:table-cell>
              <table:table-cell office:value-type="float" office:value="1.83116002209449">
                <text:p>1.83116002209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7.6314638360524">
                <text:p>17.6314638360524</text:p>
              </table:table-cell>
              <table:table-cell office:value-type="float" office:value="2.37191472446012">
                <text:p>2.37191472446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0.2420700265436">
                <text:p>20.2420700265436</text:p>
              </table:table-cell>
              <table:table-cell office:value-type="float" office:value="3.01025777449174">
                <text:p>3.01025777449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2.984884706593">
                <text:p>22.984884706593</text:p>
              </table:table-cell>
              <table:table-cell office:value-type="float" office:value="3.75259563633963">
                <text:p>3.75259563633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5.8477221029862">
                <text:p>25.8477221029862</text:p>
              </table:table-cell>
              <table:table-cell office:value-type="float" office:value="4.60453408357681">
                <text:p>4.60453408357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8.8178632057528">
                <text:p>28.8178632057528</text:p>
              </table:table-cell>
              <table:table-cell office:value-type="float" office:value="5.57081505495016">
                <text:p>5.57081505495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1.8821122761663">
                <text:p>31.8821122761663</text:p>
              </table:table-cell>
              <table:table-cell office:value-type="float" office:value="6.65526685282968">
                <text:p>6.65526685282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35.0268554727536">
                <text:p>35.0268554727536</text:p>
              </table:table-cell>
              <table:table-cell office:value-type="float" office:value="7.86076676722651">
                <text:p>7.86076676722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38.2381213348505">
                <text:p>38.2381213348505</text:p>
              </table:table-cell>
              <table:table-cell office:value-type="float" office:value="9.18921524014005">
                <text:p>9.18921524014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41.5016428549879">
                <text:p>41.5016428549879</text:p>
              </table:table-cell>
              <table:table-cell office:value-type="float" office:value="10.641520718265">
                <text:p>10.6415207182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4.8029208643325">
                <text:p>44.8029208643325</text:p>
              </table:table-cell>
              <table:table-cell office:value-type="float" office:value="12.217594376132">
                <text:p>12.217594376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48.1272884495733">
                <text:p>48.1272884495733</text:p>
              </table:table-cell>
              <table:table-cell office:value-type="float" office:value="13.9163539260532">
                <text:p>13.9163539260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51.4599761150644">
                <text:p>51.4599761150644</text:p>
              </table:table-cell>
              <table:table-cell office:value-type="float" office:value="15.7357357653765">
                <text:p>15.7357357653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54.7861774007188">
                <text:p>54.7861774007188</text:p>
              </table:table-cell>
              <table:table-cell office:value-type="float" office:value="17.6727147451546">
                <text:p>17.6727147451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58.0911146641286">
                <text:p>58.0911146641286</text:p>
              </table:table-cell>
              <table:table-cell office:value-type="float" office:value="19.7233308771558">
                <text:p>19.7233308771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61.3601047346544">
                <text:p>61.3601047346544</text:p>
              </table:table-cell>
              <table:table-cell office:value-type="float" office:value="21.8827223279318">
                <text:p>21.8827223279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64.5786241477946">
                <text:p>64.5786241477946</text:p>
              </table:table-cell>
              <table:table-cell office:value-type="float" office:value="24.14516407929">
                <text:p>24.14516407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67.7323736700139">
                <text:p>67.7323736700139</text:p>
              </table:table-cell>
              <table:table-cell office:value-type="float" office:value="26.5041116638517">
                <text:p>26.50411166385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70.8073418273571">
                <text:p>70.8073418273571</text:p>
              </table:table-cell>
              <table:table-cell office:value-type="float" office:value="28.9522494123642">
                <text:p>28.9522494123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73.7898671556068">
                <text:p>73.7898671556068</text:p>
              </table:table-cell>
              <table:table-cell office:value-type="float" office:value="31.4815426760323">
                <text:p>31.4815426760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76.6666988954167">
                <text:p>76.6666988954167</text:p>
              </table:table-cell>
              <table:table-cell office:value-type="float" office:value="34.0832935123439">
                <text:p>34.0832935123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79.4250558627673">
                <text:p>79.4250558627673</text:p>
              </table:table-cell>
              <table:table-cell office:value-type="float" office:value="36.748199346712">
                <text:p>36.7481993467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82.0526832331919">
                <text:p>82.0526832331919</text:p>
              </table:table-cell>
              <table:table-cell office:value-type="float" office:value="39.4664141447807">
                <text:p>39.46641414478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84.5379069874938">
                <text:p>84.5379069874938</text:p>
              </table:table-cell>
              <table:table-cell office:value-type="float" office:value="42.2276116514891">
                <text:p>42.2276116514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86.8696857770623">
                <text:p>86.8696857770623</text:p>
              </table:table-cell>
              <table:table-cell office:value-type="float" office:value="45.021050272861">
                <text:p>45.0210502728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89.0376599783607">
                <text:p>89.0376599783607</text:p>
              </table:table-cell>
              <table:table-cell office:value-type="float" office:value="47.8356391940784">
                <text:p>47.8356391940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91.0321977186477">
                <text:p>91.0321977186477</text:p>
              </table:table-cell>
              <table:table-cell office:value-type="float" office:value="50.6600053376673">
                <text:p>50.66000533766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92.8444376684474">
                <text:p>92.8444376684474</text:p>
              </table:table-cell>
              <table:table-cell office:value-type="float" office:value="53.482560745001">
                <text:p>53.482560745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94.4663284106521">
                <text:p>94.4663284106521</text:p>
              </table:table-cell>
              <table:table-cell office:value-type="float" office:value="56.2915698158448">
                <text:p>56.2915698158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95.8906642113466">
                <text:p>95.8906642113466</text:p>
              </table:table-cell>
              <table:table-cell office:value-type="float" office:value="59.0752152093924">
                <text:p>59.07521520939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97.1111170334329">
                <text:p>97.1111170334329</text:p>
              </table:table-cell>
              <table:table-cell office:value-type="float" office:value="61.8216589395">
                <text:p>61.8216589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98.1222646508244">
                <text:p>98.1222646508244</text:p>
              </table:table-cell>
              <table:table-cell office:value-type="float" office:value="64.519087939697">
                <text:p>64.519087939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98.9196147383044">
                <text:p>98.9196147383044</text:p>
              </table:table-cell>
              <table:table-cell office:value-type="float" office:value="67.1557125828787">
                <text:p>67.15571258287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99.4996248300223">
                <text:p>99.4996248300223</text:p>
              </table:table-cell>
              <table:table-cell office:value-type="float" office:value="69.7196332870926">
                <text:p>69.71963328709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99.859718057956">
                <text:p>99.859718057956</text:p>
              </table:table-cell>
              <table:table-cell office:value-type="float" office:value="72.1983684695688">
                <text:p>72.1983684695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99.9982946004173">
                <text:p>99.9982946004173</text:p>
              </table:table-cell>
              <table:table-cell office:value-type="float" office:value="74.5775933361353">
                <text:p>74.5775933361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99.9147387897377">
                <text:p>99.9147387897377</text:p>
              </table:table-cell>
              <table:table-cell office:value-type="float" office:value="76.8382311491133">
                <text:p>76.83823114911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99.6094218475557">
                <text:p>99.6094218475557</text:p>
              </table:table-cell>
              <table:table-cell office:value-type="float" office:value="78.9505601754068">
                <text:p>78.9505601754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99.083700235554">
                <text:p>99.083700235554</text:p>
              </table:table-cell>
              <table:table-cell office:value-type="float" office:value="80.8640690478751">
                <text:p>80.8640690478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98.3399096289731">
                <text:p>98.3399096289731</text:p>
              </table:table-cell>
              <table:table-cell office:value-type="float" office:value="82.4944392427151">
                <text:p>82.4944392427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97.3813545396769">
                <text:p>97.3813545396769</text:p>
              </table:table-cell>
              <table:table-cell office:value-type="float" office:value="83.7181374877384">
                <text:p>83.7181374877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96.2122936348722">
                <text:p>96.2122936348722</text:p>
              </table:table-cell>
              <table:table-cell office:value-type="float" office:value="84.3995106980909">
                <text:p>84.399510698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94.8379208167073">
                <text:p>94.8379208167073</text:p>
              </table:table-cell>
              <table:table-cell office:value-type="float" office:value="84.4661860409441">
                <text:p>84.4661860409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93.2643421468118">
                <text:p>93.2643421468118</text:p>
              </table:table-cell>
              <table:table-cell office:value-type="float" office:value="83.979177043021">
                <text:p>83.979177043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91.4985487182936">
                <text:p>91.4985487182936</text:p>
              </table:table-cell>
              <table:table-cell office:value-type="float" office:value="83.1093471906349">
                <text:p>83.10934719063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89.5483855957208">
                <text:p>89.5483855957208</text:p>
              </table:table-cell>
              <table:table-cell office:value-type="float" office:value="82.045788164534">
                <text:p>82.0457881645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87.42251696108">
                <text:p>87.42251696108</text:p>
              </table:table-cell>
              <table:table-cell office:value-type="float" office:value="80.9314787181032">
                <text:p>80.9314787181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85.1303876205599">
                <text:p>85.1303876205599</text:p>
              </table:table-cell>
              <table:table-cell office:value-type="float" office:value="79.8511087451739">
                <text:p>79.85110874517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82.6821810431806">
                <text:p>82.6821810431806</text:p>
              </table:table-cell>
              <table:table-cell office:value-type="float" office:value="78.8440395993858">
                <text:p>78.8440395993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80.0887741176911">
                <text:p>80.0887741176911</text:p>
              </table:table-cell>
              <table:table-cell office:value-type="float" office:value="77.9204825850804">
                <text:p>77.9204825850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77.3616888287433">
                <text:p>77.3616888287433</text:p>
              </table:table-cell>
              <table:table-cell office:value-type="float" office:value="77.0736954187364">
                <text:p>77.0736954187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74.513041067035">
                <text:p>74.513041067035</text:p>
              </table:table-cell>
              <table:table-cell office:value-type="float" office:value="76.2878449129092">
                <text:p>76.28784491290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71.5554868008473">
                <text:p>71.5554868008473</text:p>
              </table:table-cell>
              <table:table-cell office:value-type="float" office:value="75.5427865195181">
                <text:p>75.5427865195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8.5021658481269">
                <text:p>68.5021658481269</text:p>
              </table:table-cell>
              <table:table-cell office:value-type="float" office:value="74.8169094368711">
                <text:p>74.81690943687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5.366643498921">
                <text:p>65.366643498921</text:p>
              </table:table-cell>
              <table:table-cell office:value-type="float" office:value="74.0888156584363">
                <text:p>74.08881565843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2.1628502475259">
                <text:p>62.1628502475259</text:p>
              </table:table-cell>
              <table:table-cell office:value-type="float" office:value="73.3383003133768">
                <text:p>73.33830031337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8.9050199021063">
                <text:p>58.9050199021063</text:p>
              </table:table-cell>
              <table:table-cell office:value-type="float" office:value="72.5469109278796">
                <text:p>72.5469109278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55.6076263467527">
                <text:p>55.6076263467527</text:p>
              </table:table-cell>
              <table:table-cell office:value-type="float" office:value="71.698251922996">
                <text:p>71.698251922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52.285319236929">
                <text:p>52.285319236929</text:p>
              </table:table-cell>
              <table:table-cell office:value-type="float" office:value="70.7781358945674">
                <text:p>70.7781358945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48.9528589140041">
                <text:p>48.9528589140041</text:p>
              </table:table-cell>
              <table:table-cell office:value-type="float" office:value="69.7746441827376">
                <text:p>69.7746441827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45.6250508280277">
                <text:p>45.6250508280277</text:p>
              </table:table-cell>
              <table:table-cell office:value-type="float" office:value="68.6781341844354">
                <text:p>68.6781341844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42.3166797600978">
                <text:p>42.3166797600978</text:p>
              </table:table-cell>
              <table:table-cell office:value-type="float" office:value="67.4812139438413">
                <text:p>67.4812139438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39.0424441365557">
                <text:p>39.0424441365557</text:p>
              </table:table-cell>
              <table:table-cell office:value-type="float" office:value="66.1786933063732">
                <text:p>66.17869330637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35.8168907268387">
                <text:p>35.8168907268387</text:p>
              </table:table-cell>
              <table:table-cell office:value-type="float" office:value="64.7675143830846">
                <text:p>64.76751438308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32.6543500151123">
                <text:p>32.6543500151123</text:p>
              </table:table-cell>
              <table:table-cell office:value-type="float" office:value="63.2466615170067">
                <text:p>63.2466615170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29.5688725328158">
                <text:p>29.5688725328158</text:p>
              </table:table-cell>
              <table:table-cell office:value-type="float" office:value="61.6170512603531">
                <text:p>61.6170512603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26.5741664349811">
                <text:p>26.5741664349811</text:p>
              </table:table-cell>
              <table:table-cell office:value-type="float" office:value="59.881404600067">
                <text:p>59.881404600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23.6835365976604">
                <text:p>23.6835365976604</text:p>
              </table:table-cell>
              <table:table-cell office:value-type="float" office:value="58.0441054254378">
                <text:p>58.04410542543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20.9098255070415">
                <text:p>20.9098255070415</text:p>
              </table:table-cell>
              <table:table-cell office:value-type="float" office:value="56.1110501480004">
                <text:p>56.11105014800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8.2653562028683">
                <text:p>18.2653562028683</text:p>
              </table:table-cell>
              <table:table-cell office:value-type="float" office:value="54.0894932616353">
                <text:p>54.08949326163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15.7618775296573">
                <text:p>15.7618775296573</text:p>
              </table:table-cell>
              <table:table-cell office:value-type="float" office:value="51.9878927660159">
                <text:p>51.9878927660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13.4105119389473">
                <text:p>13.4105119389473</text:p>
              </table:table-cell>
              <table:table-cell office:value-type="float" office:value="49.8157582365067">
                <text:p>49.81575823650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11.2217060744875">
                <text:p>11.2217060744875</text:p>
              </table:table-cell>
              <table:table-cell office:value-type="float" office:value="47.5835032814351">
                <text:p>47.5835032814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9.20518435990335">
                <text:p>9.20518435990335</text:p>
              </table:table-cell>
              <table:table-cell office:value-type="float" office:value="45.3023033593375">
                <text:p>45.3023033593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7.36990579504072">
                <text:p>7.36990579504072</text:p>
              </table:table-cell>
              <table:table-cell office:value-type="float" office:value="42.9839594450854">
                <text:p>42.98395944508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5.72402415293405">
                <text:p>5.72402415293405</text:p>
              </table:table-cell>
              <table:table-cell office:value-type="float" office:value="40.6407677640514">
                <text:p>40.6407677640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4.27485175423498">
                <text:p>4.27485175423498</text:p>
              </table:table-cell>
              <table:table-cell office:value-type="float" office:value="38.2853956748887">
                <text:p>38.2853956748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3.02882698004434">
                <text:p>3.02882698004434</text:p>
              </table:table-cell>
              <table:table-cell office:value-type="float" office:value="35.9307637121209">
                <text:p>35.9307637121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1.9914856674817">
                <text:p>1.9914856674817</text:p>
              </table:table-cell>
              <table:table-cell office:value-type="float" office:value="33.5899337633173">
                <text:p>33.5899337633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1.16743651507589">
                <text:p>1.16743651507589</text:p>
              </table:table-cell>
              <table:table-cell office:value-type="float" office:value="31.2760033343512">
                <text:p>31.2760033343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0.560340607245685">
                <text:p>0.560340607245685</text:p>
              </table:table-cell>
              <table:table-cell office:value-type="float" office:value="29.0020058424589">
                <text:p>29.0020058424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0.172895148839125">
                <text:p>0.172895148839125</text:p>
              </table:table-cell>
              <table:table-cell office:value-type="float" office:value="26.7808168674143">
                <text:p>26.78081686741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0.00682148199551147">
                <text:p>0.00682148199551147</text:p>
              </table:table-cell>
              <table:table-cell office:value-type="float" office:value="24.6250662847721">
                <text:p>24.6250662847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0.0628574385690195">
                <text:p>0.0628574385690195</text:p>
              </table:table-cell>
              <table:table-cell office:value-type="float" office:value="22.5470562010643">
                <text:p>22.54705620106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0.34075406209037">
                <text:p>0.34075406209037</text:p>
              </table:table-cell>
              <table:table-cell office:value-type="float" office:value="20.5586846085228">
                <text:p>20.55868460852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0.83927671383025">
                <text:p>0.83927671383025</text:p>
              </table:table-cell>
              <table:table-cell office:value-type="float" office:value="18.6713746759157">
                <text:p>18.6713746759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.55621055805056">
                <text:p>1.55621055805056</text:p>
              </table:table-cell>
              <table:table-cell office:value-type="float" office:value="16.896009592021">
                <text:p>16.8960095920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2.48837040207352">
                <text:p>2.48837040207352</text:p>
              </table:table-cell>
              <table:table-cell office:value-type="float" office:value="15.242872878811">
                <text:p>15.242872878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3.63161484745124">
                <text:p>3.63161484745124</text:p>
              </table:table-cell>
              <table:table-cell office:value-type="float" office:value="13.7215940922689">
                <text:p>13.72159409226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4.98086468936487">
                <text:p>4.98086468936487</text:p>
              </table:table-cell>
              <table:table-cell office:value-type="float" office:value="12.3410998296791">
                <text:p>12.3410998296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6.53012548250874">
                <text:p>6.53012548250874</text:p>
              </table:table-cell>
              <table:table-cell office:value-type="float" office:value="11.1095699630061">
                <text:p>11.10956996300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8.27251417320352">
                <text:p>8.27251417320352</text:p>
              </table:table-cell>
              <table:table-cell office:value-type="float" office:value="10.034399018436">
                <text:p>10.0343990184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.2002896794175">
                <text:p>10.2002896794175</text:p>
              </table:table-cell>
              <table:table-cell office:value-type="float" office:value="9.1221626221612">
                <text:p>9.12216262216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2.3048872828348">
                <text:p>12.3048872828348</text:p>
              </table:table-cell>
              <table:table-cell office:value-type="float" office:value="8.37858893193437">
                <text:p>8.378588931934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4.5769566801741">
                <text:p>14.5769566801741</text:p>
              </table:table-cell>
              <table:table-cell office:value-type="float" office:value="7.80853497272396">
                <text:p>7.808534972723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7.006403524703">
                <text:p>17.006403524703</text:p>
              </table:table-cell>
              <table:table-cell office:value-type="float" office:value="7.41596779291491">
                <text:p>7.415967792914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9.5824342733873">
                <text:p>19.5824342733873</text:p>
              </table:table-cell>
              <table:table-cell office:value-type="float" office:value="7.20395035488194">
                <text:p>7.203950354881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22.2936041404288">
                <text:p>22.2936041404288</text:p>
              </table:table-cell>
              <table:table-cell office:value-type="float" office:value="7.17463207040938">
                <text:p>7.174632070409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25.1278679441442">
                <text:p>25.1278679441442</text:p>
              </table:table-cell>
              <table:table-cell office:value-type="float" office:value="7.32924388734505">
                <text:p>7.329243887345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28.0726336212805">
                <text:p>28.0726336212805</text:p>
              </table:table-cell>
              <table:table-cell office:value-type="float" office:value="7.66809782907973">
                <text:p>7.668097829079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31.1148181710166">
                <text:p>31.1148181710166</text:p>
              </table:table-cell>
              <table:table-cell office:value-type="float" office:value="8.19059088297358">
                <text:p>8.190590882973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34.2409057801009">
                <text:p>34.2409057801009</text:p>
              </table:table-cell>
              <table:table-cell office:value-type="float" office:value="8.89521312775462">
                <text:p>8.895213127754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37.4370078708872">
                <text:p>37.4370078708872</text:p>
              </table:table-cell>
              <table:table-cell office:value-type="float" office:value="9.77955998324983">
                <text:p>9.779559983249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40.6889248054884">
                <text:p>40.6889248054884</text:p>
              </table:table-cell>
              <table:table-cell office:value-type="float" office:value="10.8403484586431">
                <text:p>10.84034845864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43.9822089719074">
                <text:p>43.9822089719074</text:p>
              </table:table-cell>
              <table:table-cell office:value-type="float" office:value="12.0734372678601">
                <text:p>12.0734372678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47.3022289718675">
                <text:p>47.3022289718675</text:p>
              </table:table-cell>
              <table:table-cell office:value-type="float" office:value="13.4738506727346">
                <text:p>13.47385067273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50.6342346251685">
                <text:p>50.6342346251685</text:p>
              </table:table-cell>
              <table:table-cell office:value-type="float" office:value="15.0358059064022">
                <text:p>15.03580590640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53.9634225017662">
                <text:p>53.9634225017662</text:p>
              </table:table-cell>
              <table:table-cell office:value-type="float" office:value="16.7527440209734">
                <text:p>16.75274402097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57.2750016904307">
                <text:p>57.2750016904307</text:p>
              </table:table-cell>
              <table:table-cell office:value-type="float" office:value="18.6173639950534">
                <text:p>18.61736399505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60.5542595117863">
                <text:p>60.5542595117863</text:p>
              </table:table-cell>
              <table:table-cell office:value-type="float" office:value="20.6216599281888">
                <text:p>20.62165992818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63.7866268837825">
                <text:p>63.7866268837825</text:p>
              </table:table-cell>
              <table:table-cell office:value-type="float" office:value="22.7569611409098">
                <text:p>22.7569611409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66.9577430491917">
                <text:p>66.9577430491917</text:p>
              </table:table-cell>
              <table:table-cell office:value-type="float" office:value="25.0139749908055">
                <text:p>25.0139749908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70.053519377561">
                <text:p>70.053519377561</text:p>
              </table:table-cell>
              <table:table-cell office:value-type="float" office:value="27.3828322070844">
                <text:p>27.38283220708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73.0602019581595">
                <text:p>73.0602019581595</text:p>
              </table:table-cell>
              <table:table-cell office:value-type="float" office:value="29.8531345384321">
                <text:p>29.85313453843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75.9644327058343">
                <text:p>75.9644327058343</text:p>
              </table:table-cell>
              <table:table-cell office:value-type="float" office:value="32.4140045017518">
                <text:p>32.41400450175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78.7533087082921">
                <text:p>78.7533087082921</text:p>
              </table:table-cell>
              <table:table-cell office:value-type="float" office:value="35.0541370126387">
                <text:p>35.05413701263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81.4144395511399">
                <text:p>81.4144395511399</text:p>
              </table:table-cell>
              <table:table-cell office:value-type="float" office:value="37.7618526722753">
                <text:p>37.76185267227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83.9360023660006">
                <text:p>83.9360023660006</text:p>
              </table:table-cell>
              <table:table-cell office:value-type="float" office:value="40.5251524798832">
                <text:p>40.52515247988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86.3067943571363">
                <text:p>86.3067943571363</text:p>
              </table:table-cell>
              <table:table-cell office:value-type="float" office:value="43.331773734952">
                <text:p>43.3317737349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88.516282573213">
                <text:p>88.516282573213</text:p>
              </table:table-cell>
              <table:table-cell office:value-type="float" office:value="46.1692468888719">
                <text:p>46.16924688887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90.5546507030828">
                <text:p>90.5546507030828</text:p>
              </table:table-cell>
              <table:table-cell office:value-type="float" office:value="49.0249530993231">
                <text:p>49.0249530993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92.4128426876764">
                <text:p>92.4128426876764</text:p>
              </table:table-cell>
              <table:table-cell office:value-type="float" office:value="51.8861822225061">
                <text:p>51.88618222250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94.0826029542504">
                <text:p>94.0826029542504</text:p>
              </table:table-cell>
              <table:table-cell office:value-type="float" office:value="54.7401909016821">
                <text:p>54.74019090168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95.5565130942339">
                <text:p>95.5565130942339</text:p>
              </table:table-cell>
              <table:table-cell office:value-type="float" office:value="57.5742600910043">
                <text:p>57.57426009100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96.8280248217236">
                <text:p>96.8280248217236</text:p>
              </table:table-cell>
              <table:table-cell office:value-type="float" office:value="60.3757501393396">
                <text:p>60.37575013933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97.8914890661997">
                <text:p>97.8914890661997</text:p>
              </table:table-cell>
              <table:table-cell office:value-type="float" office:value="63.1321474087083">
                <text:p>63.13214740870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98.7421810702082">
                <text:p>98.7421810702082</text:p>
              </table:table-cell>
              <table:table-cell office:value-type="float" office:value="65.8310836784009">
                <text:p>65.83108367840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99.3763213805064">
                <text:p>99.3763213805064</text:p>
              </table:table-cell>
              <table:table-cell office:value-type="float" office:value="68.4602746692976">
                <text:p>68.46027466929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99.7910926394129">
                <text:p>99.7910926394129</text:p>
              </table:table-cell>
              <table:table-cell office:value-type="float" office:value="71.007238655364">
                <text:p>71.0072386553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99.9846521017603">
                <text:p>99.9846521017603</text:p>
              </table:table-cell>
              <table:table-cell office:value-type="float" office:value="73.4584721570916">
                <text:p>73.45847215709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99.9561398218408">
                <text:p>99.9561398218408</text:p>
              </table:table-cell>
              <table:table-cell office:value-type="float" office:value="75.7974197092211">
                <text:p>75.79741970922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99.7056824739715">
                <text:p>99.7056824739715</text:p>
              </table:table-cell>
              <table:table-cell office:value-type="float" office:value="78.0000814215242">
                <text:p>78.00008142152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99.2343927897064">
                <text:p>99.2343927897064</text:p>
              </table:table-cell>
              <table:table-cell office:value-type="float" office:value="80.0267639061161">
                <text:p>80.02676390611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98.5443646141938">
                <text:p>98.5443646141938</text:p>
              </table:table-cell>
              <table:table-cell office:value-type="float" office:value="81.8095775210545">
                <text:p>81.80957752105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97.6386636036443">
                <text:p>97.6386636036443</text:p>
              </table:table-cell>
              <table:table-cell office:value-type="float" office:value="83.2410876376336">
                <text:p>83.24108763763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96.5213136052376">
                <text:p>96.5213136052376</text:p>
              </table:table-cell>
              <table:table-cell office:value-type="float" office:value="84.1831690202245">
                <text:p>84.18316902022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95.1972787799799">
                <text:p>95.1972787799799</text:p>
              </table:table-cell>
              <table:table-cell office:value-type="float" office:value="84.5229188608655">
                <text:p>84.52291886086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93.6724415479361">
                <text:p>93.6724415479361</text:p>
              </table:table-cell>
              <table:table-cell office:value-type="float" office:value="84.2586841380438">
                <text:p>84.2586841380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91.9535764538226">
                <text:p>91.9535764538226</text:p>
              </table:table-cell>
              <table:table-cell office:value-type="float" office:value="83.5243010065298">
                <text:p>83.52430100652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90.0483200690693">
                <text:p>90.0483200690693</text:p>
              </table:table-cell>
              <table:table-cell office:value-type="float" office:value="82.5140984926959">
                <text:p>82.51409849269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87.9651370640705">
                <text:p>87.9651370640705</text:p>
              </table:table-cell>
              <table:table-cell office:value-type="float" office:value="81.3967201390922">
                <text:p>81.39672013909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85.71328260136">
                <text:p>85.71328260136</text:p>
              </table:table-cell>
              <table:table-cell office:value-type="float" office:value="80.2820452668071">
                <text:p>80.28204526680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83.3027612167868">
                <text:p>83.3027612167868</text:p>
              </table:table-cell>
              <table:table-cell office:value-type="float" office:value="79.2271995653069">
                <text:p>79.22719956530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">
                <text:p>155</text:p>
              </table:table-cell>
              <table:table-cell office:value-type="float" office:value="80.7442823713784">
                <text:p>80.7442823713784</text:p>
              </table:table-cell>
              <table:table-cell office:value-type="float" office:value="78.2532329247533">
                <text:p>78.25323292475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">
                <text:p>156</text:p>
              </table:table-cell>
              <table:table-cell office:value-type="float" office:value="78.0492128713614">
                <text:p>78.0492128713614</text:p>
              </table:table-cell>
              <table:table-cell office:value-type="float" office:value="77.3594846387833">
                <text:p>77.35948463878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75.2295263677314">
                <text:p>75.2295263677314</text:p>
              </table:table-cell>
              <table:table-cell office:value-type="float" office:value="76.5332710492148">
                <text:p>76.53327104921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72.2977501597328">
                <text:p>72.2977501597328</text:p>
              </table:table-cell>
              <table:table-cell office:value-type="float" office:value="75.7558618876666">
                <text:p>75.75586188766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">
                <text:p>159</text:p>
              </table:table-cell>
              <table:table-cell office:value-type="float" office:value="69.2669095385915">
                <text:p>69.2669095385915</text:p>
              </table:table-cell>
              <table:table-cell office:value-type="float" office:value="75.0060484666107">
                <text:p>75.0060484666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">
                <text:p>160</text:p>
              </table:table-cell>
              <table:table-cell office:value-type="float" office:value="66.150469918769">
                <text:p>66.150469918769</text:p>
              </table:table-cell>
              <table:table-cell office:value-type="float" office:value="74.2622498077436">
                <text:p>74.26224980774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62.9622770138383">
                <text:p>62.9622770138383</text:p>
              </table:table-cell>
              <table:table-cell office:value-type="float" office:value="73.5037459588087">
                <text:p>73.50374595880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59.7164953227667">
                <text:p>59.7164953227667</text:p>
              </table:table-cell>
              <table:table-cell office:value-type="float" office:value="72.7113889026538">
                <text:p>72.71138890265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">
                <text:p>163</text:p>
              </table:table-cell>
              <table:table-cell office:value-type="float" office:value="56.4275451999002">
                <text:p>56.4275451999002</text:p>
              </table:table-cell>
              <table:table-cell office:value-type="float" office:value="71.8679988491382">
                <text:p>71.86799884913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53.1100387882325">
                <text:p>53.1100387882325</text:p>
              </table:table-cell>
              <table:table-cell office:value-type="float" office:value="70.9585710186295">
                <text:p>70.95857101862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">
                <text:p>165</text:p>
              </table:table-cell>
              <table:table-cell office:value-type="float" office:value="49.7787151005975">
                <text:p>49.7787151005975</text:p>
              </table:table-cell>
              <table:table-cell office:value-type="float" office:value="69.9703692239776">
                <text:p>69.97036922397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46.4483745372032">
                <text:p>46.4483745372032</text:p>
              </table:table-cell>
              <table:table-cell office:value-type="float" office:value="68.8929522651313">
                <text:p>68.89295226513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">
                <text:p>167</text:p>
              </table:table-cell>
              <table:table-cell office:value-type="float" office:value="43.1338131304348">
                <text:p>43.1338131304348</text:p>
              </table:table-cell>
              <table:table-cell office:value-type="float" office:value="67.7181593060524">
                <text:p>67.71815930605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39.8497568090625">
                <text:p>39.8497568090625</text:p>
              </table:table-cell>
              <table:table-cell office:value-type="float" office:value="66.4400672883494">
                <text:p>66.44006728834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">
                <text:p>169</text:p>
              </table:table-cell>
              <table:table-cell office:value-type="float" office:value="36.6107959739056">
                <text:p>36.6107959739056</text:p>
              </table:table-cell>
              <table:table-cell office:value-type="float" office:value="65.0549254891959">
                <text:p>65.05492548919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33.431320675621">
                <text:p>33.431320675621</text:p>
              </table:table-cell>
              <table:table-cell office:value-type="float" office:value="63.5610686436698">
                <text:p>63.56106864366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">
                <text:p>171</text:p>
              </table:table-cell>
              <table:table-cell office:value-type="float" office:value="30.3254566826055">
                <text:p>30.3254566826055</text:p>
              </table:table-cell>
              <table:table-cell office:value-type="float" office:value="61.958809542897">
                <text:p>61.9588095428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27.3070027230519">
                <text:p>27.3070027230519</text:p>
              </table:table-cell>
              <table:table-cell office:value-type="float" office:value="60.2503132839038">
                <text:p>60.2503132839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24.3893691799792">
                <text:p>24.3893691799792</text:p>
              </table:table-cell>
              <table:table-cell office:value-type="float" office:value="58.4394569743611">
                <text:p>58.43945697436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">
                <text:p>174</text:p>
              </table:table-cell>
              <table:table-cell office:value-type="float" office:value="21.5855185116013">
                <text:p>21.5855185116013</text:p>
              </table:table-cell>
              <table:table-cell office:value-type="float" office:value="56.5316796992958">
                <text:p>56.53167969929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18.9079076617361">
                <text:p>18.9079076617361</text:p>
              </table:table-cell>
              <table:table-cell office:value-type="float" office:value="54.5338275903836">
                <text:p>54.53382759038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16.3684327161125">
                <text:p>16.3684327161125</text:p>
              </table:table-cell>
              <table:table-cell office:value-type="float" office:value="52.4539980901998">
                <text:p>52.4539980901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3.9783760504581">
                <text:p>13.9783760504581</text:p>
              </table:table-cell>
              <table:table-cell office:value-type="float" office:value="50.3013864025813">
                <text:p>50.30138640258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11.7483562051756">
                <text:p>11.7483562051756</text:p>
              </table:table-cell>
              <table:table-cell office:value-type="float" office:value="48.0861360545997">
                <text:p>48.08613605459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">
                <text:p>179</text:p>
              </table:table-cell>
              <table:table-cell office:value-type="float" office:value="9.68828070930659">
                <text:p>9.68828070930659</text:p>
              </table:table-cell>
              <table:table-cell office:value-type="float" office:value="45.8191946764824">
                <text:p>45.81919467648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">
                <text:p>180</text:p>
              </table:table-cell>
              <table:table-cell office:value-type="float" office:value="7.80730206337539">
                <text:p>7.80730206337539</text:p>
              </table:table-cell>
              <table:table-cell office:value-type="float" office:value="43.5121755721687">
                <text:p>43.51217557216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">
                <text:p>181</text:p>
              </table:table-cell>
              <table:table-cell office:value-type="float" office:value="6.11377707667255">
                <text:p>6.11377707667255</text:p>
              </table:table-cell>
              <table:table-cell office:value-type="float" office:value="41.1772253471072">
                <text:p>41.17722534710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">
                <text:p>182</text:p>
              </table:table-cell>
              <table:table-cell office:value-type="float" office:value="4.61522973963424">
                <text:p>4.61522973963424</text:p>
              </table:table-cell>
              <table:table-cell office:value-type="float" office:value="38.826897699455">
                <text:p>38.8268976994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">
                <text:p>183</text:p>
              </table:table-cell>
              <table:table-cell office:value-type="float" office:value="3.31831779626813">
                <text:p>3.31831779626813</text:p>
              </table:table-cell>
              <table:table-cell office:value-type="float" office:value="36.4740333998715">
                <text:p>36.47403339987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2.2288031651376">
                <text:p>2.2288031651376</text:p>
              </table:table-cell>
              <table:table-cell office:value-type="float" office:value="34.1316464428709">
                <text:p>34.13164644287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.35152634031812">
                <text:p>1.35152634031812</text:p>
              </table:table-cell>
              <table:table-cell office:value-type="float" office:value="31.8128163283939">
                <text:p>31.81281632839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0.690384886056816">
                <text:p>0.690384886056816</text:p>
              </table:table-cell>
              <table:table-cell office:value-type="float" office:value="29.530586416665">
                <text:p>29.5305864166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">
                <text:p>187</text:p>
              </table:table-cell>
              <table:table-cell office:value-type="float" office:value="0.248316120679593">
                <text:p>0.248316120679593</text:p>
              </table:table-cell>
              <table:table-cell office:value-type="float" office:value="27.2978682887356">
                <text:p>27.2978682887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0272840666773799">
                <text:p>0.0272840666773799</text:p>
              </table:table-cell>
              <table:table-cell office:value-type="float" office:value="25.127352037775">
                <text:p>25.1273520377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">
                <text:p>189</text:p>
              </table:table-cell>
              <table:table-cell office:value-type="float" office:value="0.0282707249497638">
                <text:p>0.0282707249497638</text:p>
              </table:table-cell>
              <table:table-cell office:value-type="float" office:value="23.0314224113302">
                <text:p>23.03142241133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0.251271711972745">
                <text:p>0.251271711972745</text:p>
              </table:table-cell>
              <table:table-cell office:value-type="float" office:value="21.0220807218586">
                <text:p>21.02208072185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0.695296279273888">
                <text:p>0.695296279273888</text:p>
              </table:table-cell>
              <table:table-cell office:value-type="float" office:value="19.1108724413818">
                <text:p>19.11087244138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1.35837171512823">
                <text:p>1.35837171512823</text:p>
              </table:table-cell>
              <table:table-cell office:value-type="float" office:value="17.3088203957141">
                <text:p>17.30882039571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2.23755210891913">
                <text:p>2.23755210891913</text:p>
              </table:table-cell>
              <table:table-cell office:value-type="float" office:value="15.6263634740285">
                <text:p>15.62636347402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">
                <text:p>194</text:p>
              </table:table-cell>
              <table:table-cell office:value-type="float" office:value="3.32893143922588">
                <text:p>3.32893143922588</text:p>
              </table:table-cell>
              <table:table-cell office:value-type="float" office:value="14.0733007702478">
                <text:p>14.07330077024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">
                <text:p>195</text:p>
              </table:table-cell>
              <table:table-cell office:value-type="float" office:value="4.62766092749019">
                <text:p>4.62766092749019</text:p>
              </table:table-cell>
              <table:table-cell office:value-type="float" office:value="12.6587410736066">
                <text:p>12.65874107360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6.12797058016272">
                <text:p>6.12797058016272</text:p>
              </table:table-cell>
              <table:table-cell office:value-type="float" office:value="11.3910576265271">
                <text:p>11.39105762652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">
                <text:p>197</text:p>
              </table:table-cell>
              <table:table-cell office:value-type="float" office:value="7.82319482362239">
                <text:p>7.82319482362239</text:p>
              </table:table-cell>
              <table:table-cell office:value-type="float" office:value="10.2778480684805">
                <text:p>10.2778480684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9.70580211797746">
                <text:p>9.70580211797746</text:p>
              </table:table-cell>
              <table:table-cell office:value-type="float" office:value="9.32589948463589">
                <text:p>9.325899484635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11.7674284181805">
                <text:p>11.7674284181805</text:p>
              </table:table-cell>
              <table:table-cell office:value-type="float" office:value="8.5411584777034">
                <text:p>8.54115847770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13.9989143337958">
                <text:p>13.9989143337958</text:p>
              </table:table-cell>
              <table:table-cell office:value-type="float" office:value="7.9287061803717">
                <text:p>7.9287061803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">
                <text:p>201</text:p>
              </table:table-cell>
              <table:table-cell office:value-type="float" office:value="16.3903458223266">
                <text:p>16.3903458223266</text:p>
              </table:table-cell>
              <table:table-cell office:value-type="float" office:value="7.49273812405931">
                <text:p>7.492738124059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18.931098235309">
                <text:p>18.931098235309</text:p>
              </table:table-cell>
              <table:table-cell office:value-type="float" office:value="7.23654887730628">
                <text:p>7.236548877306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21.6098835214853">
                <text:p>21.6098835214853</text:p>
              </table:table-cell>
              <table:table-cell office:value-type="float" office:value="7.16252136400799">
                <text:p>7.162521364007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24.4148003773425">
                <text:p>24.4148003773425</text:p>
              </table:table-cell>
              <table:table-cell office:value-type="float" office:value="7.27212076783779">
                <text:p>7.272120767837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">
                <text:p>205</text:p>
              </table:table-cell>
              <table:table-cell office:value-type="float" office:value="27.3333871222066">
                <text:p>27.3333871222066</text:p>
              </table:table-cell>
              <table:table-cell office:value-type="float" office:value="7.56589292463681">
                <text:p>7.565892924636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30.35267706298">
                <text:p>30.35267706298</text:p>
              </table:table-cell>
              <table:table-cell office:value-type="float" office:value="8.0434670992994">
                <text:p>8.04346709929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">
                <text:p>207</text:p>
              </table:table-cell>
              <table:table-cell office:value-type="float" office:value="33.4592561025477">
                <text:p>33.4592561025477</text:p>
              </table:table-cell>
              <table:table-cell office:value-type="float" office:value="8.70356303779509">
                <text:p>8.703563037795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36.6393223359087">
                <text:p>36.6393223359087</text:p>
              </table:table-cell>
              <table:table-cell office:value-type="float" office:value="9.54400217849757">
                <text:p>9.544002178497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">
                <text:p>209</text:p>
              </table:table-cell>
              <table:table-cell office:value-type="float" office:value="39.8787473692608">
                <text:p>39.8787473692608</text:p>
              </table:table-cell>
              <table:table-cell office:value-type="float" office:value="10.5617229000023">
                <text:p>10.56172290000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43.1631390896083">
                <text:p>43.1631390896083</text:p>
              </table:table-cell>
              <table:table-cell office:value-type="float" office:value="11.7527996751774">
                <text:p>11.75279967517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">
                <text:p>211</text:p>
              </table:table-cell>
              <table:table-cell office:value-type="float" office:value="46.4779056060216">
                <text:p>46.4779056060216</text:p>
              </table:table-cell>
              <table:table-cell office:value-type="float" office:value="13.1124659933846">
                <text:p>13.11246599338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49.8083200784695">
                <text:p>49.8083200784695</text:p>
              </table:table-cell>
              <table:table-cell office:value-type="float" office:value="14.6351409047117">
                <text:p>14.6351409047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">
                <text:p>213</text:p>
              </table:table-cell>
              <table:table-cell office:value-type="float" office:value="53.1395861462041">
                <text:p>53.1395861462041</text:p>
              </table:table-cell>
              <table:table-cell office:value-type="float" office:value="16.3144590317546">
                <text:p>16.31445903175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56.4569036650109">
                <text:p>56.4569036650109</text:p>
              </table:table-cell>
              <table:table-cell office:value-type="float" office:value="18.1433038860736">
                <text:p>18.14330388607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59.7455344612688">
                <text:p>59.7455344612688</text:p>
              </table:table-cell>
              <table:table-cell office:value-type="float" office:value="20.1138443179967">
                <text:p>20.11384431799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">
                <text:p>216</text:p>
              </table:table-cell>
              <table:table-cell office:value-type="float" office:value="62.9908678106878">
                <text:p>62.9908678106878</text:p>
              </table:table-cell>
              <table:table-cell office:value-type="float" office:value="22.2175739200583">
                <text:p>22.21757392005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66.1784853508139">
                <text:p>66.1784853508139</text:p>
              </table:table-cell>
              <table:table-cell office:value-type="float" office:value="24.4453531961182">
                <text:p>24.44535319611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69.2942251389095">
                <text:p>69.2942251389095</text:p>
              </table:table-cell>
              <table:table-cell office:value-type="float" office:value="26.787454300197">
                <text:p>26.7874543001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">
                <text:p>219</text:p>
              </table:table-cell>
              <table:table-cell office:value-type="float" office:value="72.3242445706133">
                <text:p>72.3242445706133</text:p>
              </table:table-cell>
              <table:table-cell office:value-type="float" office:value="29.2336081413681">
                <text:p>29.23360814136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75.2550818798428">
                <text:p>75.2550818798428</text:p>
              </table:table-cell>
              <table:table-cell office:value-type="float" office:value="31.7730536437484">
                <text:p>31.77305364374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78.0737159467103">
                <text:p>78.0737159467103</text:p>
              </table:table-cell>
              <table:table-cell office:value-type="float" office:value="34.394588943801">
                <text:p>34.3945889438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80.767624147736">
                <text:p>80.767624147736</text:p>
              </table:table-cell>
              <table:table-cell office:value-type="float" office:value="37.0866243008839">
                <text:p>37.08662430088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83.3248379913419">
                <text:p>83.3248379913419</text:p>
              </table:table-cell>
              <table:table-cell office:value-type="float" office:value="39.837236491297">
                <text:p>39.8372364912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85.7339962914494">
                <text:p>85.7339962914494</text:p>
              </table:table-cell>
              <table:table-cell office:value-type="float" office:value="42.6342244510477">
                <text:p>42.63422445104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87.9843956429411">
                <text:p>87.9843956429411</text:p>
              </table:table-cell>
              <table:table-cell office:value-type="float" office:value="45.4651659279735">
                <text:p>45.46516592797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90.0660379747337">
                <text:p>90.0660379747337</text:p>
              </table:table-cell>
              <table:table-cell office:value-type="float" office:value="48.3174748984532">
                <text:p>48.31747489845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91.9696749691945">
                <text:p>91.9696749691945</text:p>
              </table:table-cell>
              <table:table-cell office:value-type="float" office:value="51.178459490716">
                <text:p>51.1784594907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93.686849150554">
                <text:p>93.686849150554</text:p>
              </table:table-cell>
              <table:table-cell office:value-type="float" office:value="54.0353801034039">
                <text:p>54.03538010340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95.2099314597671">
                <text:p>95.2099314597671</text:p>
              </table:table-cell>
              <table:table-cell office:value-type="float" office:value="56.8755071819978">
                <text:p>56.87550718199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">
                <text:p>230</text:p>
              </table:table-cell>
              <table:table-cell office:value-type="float" office:value="96.5321551488861">
                <text:p>96.5321551488861</text:p>
              </table:table-cell>
              <table:table-cell office:value-type="float" office:value="59.6861772346309">
                <text:p>59.68617723463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97.647645844359">
                <text:p>97.647645844359</text:p>
              </table:table-cell>
              <table:table-cell office:value-type="float" office:value="62.4548425762941">
                <text:p>62.45484257629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">
                <text:p>232</text:p>
              </table:table-cell>
              <table:table-cell office:value-type="float" office:value="98.5514476456883">
                <text:p>98.5514476456883</text:p>
              </table:table-cell>
              <table:table-cell office:value-type="float" office:value="65.1691005494822">
                <text:p>65.1691005494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">
                <text:p>233</text:p>
              </table:table-cell>
              <table:table-cell office:value-type="float" office:value="99.2395451434983">
                <text:p>99.2395451434983</text:p>
              </table:table-cell>
              <table:table-cell office:value-type="float" office:value="67.8166604865912">
                <text:p>67.81666048659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">
                <text:p>234</text:p>
              </table:table-cell>
              <table:table-cell office:value-type="float" office:value="99.7088812591908">
                <text:p>99.7088812591908</text:p>
              </table:table-cell>
              <table:table-cell office:value-type="float" office:value="70.3851374927538">
                <text:p>70.38513749275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">
                <text:p>235</text:p>
              </table:table-cell>
              <table:table-cell office:value-type="float" office:value="99.9573708269288">
                <text:p>99.9573708269288</text:p>
              </table:table-cell>
              <table:table-cell office:value-type="float" office:value="72.8614080528484">
                <text:p>72.86140805284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99.9839098576095">
                <text:p>99.9839098576095</text:p>
              </table:table-cell>
              <table:table-cell office:value-type="float" office:value="75.2299653688395">
                <text:p>75.22996536883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99.7883804436644">
                <text:p>99.7883804436644</text:p>
              </table:table-cell>
              <table:table-cell office:value-type="float" office:value="77.4692471525109">
                <text:p>77.46924715251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99.3716512828997">
                <text:p>99.3716512828997</text:p>
              </table:table-cell>
              <table:table-cell office:value-type="float" office:value="79.5444674405084">
                <text:p>79.54446744050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98.7355738190465">
                <text:p>98.7355738190465</text:p>
              </table:table-cell>
              <table:table-cell office:value-type="float" office:value="81.3960121352209">
                <text:p>81.39601213522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">
                <text:p>240</text:p>
              </table:table-cell>
              <table:table-cell office:value-type="float" office:value="97.8829740161692">
                <text:p>97.8829740161692</text:p>
              </table:table-cell>
              <table:table-cell office:value-type="float" office:value="82.9266801360075">
                <text:p>82.92668013600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">
                <text:p>241</text:p>
              </table:table-cell>
              <table:table-cell office:value-type="float" office:value="96.8176398034766">
                <text:p>96.8176398034766</text:p>
              </table:table-cell>
              <table:table-cell office:value-type="float" office:value="84.0028862777281">
                <text:p>84.00288627772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">
                <text:p>242</text:p>
              </table:table-cell>
              <table:table-cell office:value-type="float" office:value="95.5443042463148">
                <text:p>95.5443042463148</text:p>
              </table:table-cell>
              <table:table-cell office:value-type="float" office:value="84.4974933349383">
                <text:p>84.49749333493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">
                <text:p>243</text:p>
              </table:table-cell>
              <table:table-cell office:value-type="float" office:value="94.0686245181117">
                <text:p>94.0686245181117</text:p>
              </table:table-cell>
              <table:table-cell office:value-type="float" office:value="84.3748943928872">
                <text:p>84.37489439288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92.3971567666946">
                <text:p>92.3971567666946</text:p>
              </table:table-cell>
              <table:table-cell office:value-type="float" office:value="83.7394067804708">
                <text:p>83.73940678047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90.5373269866456">
                <text:p>90.5373269866456</text:p>
              </table:table-cell>
              <table:table-cell office:value-type="float" office:value="82.7798093077247">
                <text:p>82.77980930772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88.4973980271036">
                <text:p>88.4973980271036</text:p>
              </table:table-cell>
              <table:table-cell office:value-type="float" office:value="81.6763960085907">
                <text:p>81.67639600859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86.2864328815895">
                <text:p>86.2864328815895</text:p>
              </table:table-cell>
              <table:table-cell office:value-type="float" office:value="80.5539750642067">
                <text:p>80.5539750642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Rokkitt" style:font-style-name="Regular" fo:font-size="2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false" chart:axis-position="0"/>
      <style:graphic-properties svg:stroke-width="0.1cm"/>
      <style:text-properties fo:font-family="Rokkitt" style:font-style-name="Regular" fo:font-size="18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reverse-direction="false" text:line-break="false" chart:link-data-style-to-source="false" chart:axis-position="0"/>
      <style:graphic-properties svg:stroke-width="0.1cm"/>
      <style:text-properties fo:font-family="Rokkitt" style:font-style-name="Regular" fo:font-size="18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2cm" svg:stroke-color="#bbbbff" draw:fill-color="#bbbb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2cm" svg:stroke-color="#cf8a05" draw:fill-color="#cf8a05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69cm" svg:height="12.449cm" xlink:href="." xlink:type="simple" chart:class="chart:scatter" chart:style-name="ch1">
        <chart:legend svg:x="16.636cm" svg:y="0.785cm" style:legend-expansion="custom" chartooo:width="5.806cm" chartooo:height="2.255cm" style:legend-expansion-aspect-ratio="2.57472283813747" chart:style-name="ch2"/>
        <chart:plot-area chart:style-name="ch3" chart:data-source-has-labels="both" svg:x="0.507cm" svg:y="0.248cm" svg:width="24.355cm" svg:height="11.953cm">
          <chartooo:coordinate-region svg:x="1.367cm" svg:y="0.248cm" svg:width="22.833cm" svg:height="11.042cm"/>
          <chart:axis chart:dimension="x" chart:name="primary-x" chart:style-name="ch4" chartooo:axis-type="auto">
            <chart:categories table:cell-range-address="local-table.$A$2:.$A$250"/>
          </chart:axis>
          <chart:axis chart:dimension="y" chart:name="primary-y" chart:style-name="ch5"/>
          <chart:series chart:style-name="ch6" chart:values-cell-range-address="local-table.$C$2:.$C$250" chart:label-cell-address="local-table.$C$1" chart:class="chart:scatter">
            <chart:domain table:cell-range-address="local-table.$B$2:.$B$250"/>
            <chart:data-point chart:repeated="249"/>
          </chart:series>
          <chart:series chart:style-name="ch7" chart:values-cell-range-address="local-table.$D$2:.$D$250" chart:label-cell-address="local-table.$D$1" chart:class="chart:scatter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oil Moisture</text:p>
              </table:table-cell>
              <table:table-cell office:value-type="string">
                <text:p>Phenolog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2.6878">
                <text:p>2.6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.238552">
                <text:p>4.238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6.01430568">
                <text:p>6.01430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7.9635532512">
                <text:p>7.9635532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10.040778154208">
                <text:p>10.040778154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2.2060115402227">
                <text:p>12.2060115402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4.424399802933">
                <text:p>14.424399802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6.6657858282074">
                <text:p>16.6657858282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8.9043060914086">
                <text:p>18.9043060914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1.1180052542155">
                <text:p>21.1180052542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3.2884694900592">
                <text:p>23.2884694900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25.4004793956258">
                <text:p>25.4004793956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7.4416830214011">
                <text:p>27.4416830214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9.4022892730961">
                <text:p>29.4022892730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1.2747816943059">
                <text:p>31.2747816943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3.0536524353911">
                <text:p>33.0536524353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34.7351560409593">
                <text:p>34.7351560409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6.3170825452809">
                <text:p>36.3170825452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37.7985492484951">
                <text:p>37.7985492484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39.1798104537212">
                <text:p>39.1798104537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0.4620843735642">
                <text:p>40.46208437356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41.6473963615324">
                <text:p>41.6473963615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2.7384375873031">
                <text:p>42.7384375873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43.7384382524946">
                <text:p>43.738438252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4.6510544337002">
                <text:p>44.6510544337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5.4802676402622">
                <text:p>45.4802676402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46.2302961840086">
                <text:p>46.2302961840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6.9055174754855">
                <text:p>46.905517475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7.5104003847861">
                <text:p>47.5104003847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8.0494468337223">
                <text:p>48.0494468337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.5271418187546">
                <text:p>48.52714181875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8.9479110998657">
                <text:p>48.94791109986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.3160858286047">
                <text:p>49.3160858286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.6358734281359">
                <text:p>49.6358734281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9.9113340786615">
                <text:p>49.91133407866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1463622025186">
                <text:p>50.1463622025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0.3446723841043">
                <text:p>50.3446723841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5097892001638">
                <text:p>50.50978920016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0.6450404755524">
                <text:p>50.6450404755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7535535180705">
                <text:p>50.7535535180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50.8382539231508">
                <text:p>50.8382539231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9018665748752">
                <text:p>50.9018665748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9469185038673">
                <text:p>50.9469185038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50.9757432949643">
                <text:p>50.9757432949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9904867681415">
                <text:p>50.99048676814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50.993113684906">
                <text:p>50.993113684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9854152592926">
                <text:p>50.98541525929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50.9690172776733">
                <text:p>50.96901727767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9453886548716">
                <text:p>50.9453886548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9158502755812">
                <text:p>50.9158502755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50.8815839898861">
                <text:p>50.88158398988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8436416498138">
                <text:p>50.8436416498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50.8029540904035">
                <text:p>50.8029540904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50.760339973801">
                <text:p>50.7603399738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50.7165144284853">
                <text:p>50.71651442848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50.672097427963">
                <text:p>50.672097427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50.6276218642229">
                <text:p>50.6276218642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50.5835412809994">
                <text:p>50.58354128099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50.5402372405396">
                <text:p>50.54023724053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50.4980263051797">
                <text:p>50.49802630517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0.4571666216909">
                <text:p>50.4571666216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50.4178641021355">
                <text:p>50.4178641021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50.8802781999465">
                <text:p>50.8802781999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51.7645272438749">
                <text:p>51.7645272438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52.9984933951618">
                <text:p>52.9984933951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4.5173791553558">
                <text:p>54.51737915535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56.2632570124426">
                <text:p>56.2632570124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8.1846174090598">
                <text:p>58.1846174090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60.2359187768984">
                <text:p>60.2359187768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62.3771408823429">
                <text:p>62.3771408823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64.5733373439295">
                <text:p>64.57333734392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66.7941707015629">
                <text:p>66.7941707015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69.0133850716539">
                <text:p>69.01338507165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71.2081111233662">
                <text:p>71.208111123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73.3577811243738">
                <text:p>73.3577811243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75.4422313307682">
                <text:p>75.4422313307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77.438288939141">
                <text:p>77.4382889391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79.3139242615983">
                <text:p>79.31392426159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81.0194694835339">
                <text:p>81.0194694835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82.477986861227">
                <text:p>82.477986861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83.5838164732934">
                <text:p>83.5838164732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84.2269706352089">
                <text:p>84.22697063520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4.3512384738448">
                <text:p>84.35123847384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4.006975100312">
                <text:p>84.0069751003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83.3379165059452">
                <text:p>83.33791650594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82.5138698833144">
                <text:p>82.5138698833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81.6751009851022">
                <text:p>81.67510098510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80.914886075858">
                <text:p>80.9148860758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80.2854328777811">
                <text:p>80.28543287778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79.8097898441646">
                <text:p>79.8097898441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79.4921336682272">
                <text:p>79.4921336682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79.3249401467292">
                <text:p>79.32494014672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79.2935715304042">
                <text:p>79.29357153040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79.3791001994352">
                <text:p>79.3791001994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79.5600178007419">
                <text:p>79.56001780074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79.8132805150492">
                <text:p>79.81328051504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  <table:table-cell office:value-type="float" office:value="80.1150079848533">
                <text:p>80.11500798485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80.4410804631983">
                <text:p>80.44108046319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  <table:table-cell office:value-type="float" office:value="80.7678366429004">
                <text:p>80.7678366429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  <table:table-cell office:value-type="float" office:value="81.0730265201871">
                <text:p>81.07302652018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81.3370821966687">
                <text:p>81.33708219666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81.5446149985248">
                <text:p>81.54461499852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81.6858572912355">
                <text:p>81.68585729123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81.7576318694251">
                <text:p>81.7576318694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81.7634624817875">
                <text:p>81.7634624817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  <table:table-cell office:value-type="float" office:value="81.7126735487843">
                <text:p>81.71267354878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81.6186633596745">
                <text:p>81.61866335967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81.4967886489001">
                <text:p>81.4967886489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  <table:table-cell office:value-type="float" office:value="81.3623460322102">
                <text:p>81.3623460322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81.228997418944">
                <text:p>81.2289974189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81.1077773649568">
                <text:p>81.10777736495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  <table:table-cell office:value-type="float" office:value="81.0066481612139">
                <text:p>81.0066481612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80.9304778248358">
                <text:p>80.93047782483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  <table:table-cell office:value-type="float" office:value="80.8812972168915">
                <text:p>80.8812972168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80.858714469416">
                <text:p>80.8587144694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  <table:table-cell office:value-type="float" office:value="80.8604003477018">
                <text:p>80.8604003477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80.8825910009458">
                <text:p>80.88259100094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  <table:table-cell office:value-type="float" office:value="80.9205783448927">
                <text:p>80.92057834489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80.9691722864869">
                <text:p>80.96917228648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81.0231248686994">
                <text:p>81.0231248686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81.0775067992827">
                <text:p>81.07750679928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81.1280245882581">
                <text:p>81.12802458825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81.171264445408">
                <text:p>81.171264445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81.204849522544">
                <text:p>81.2048495225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  <table:table-cell office:value-type="float" office:value="81.2275013905194">
                <text:p>81.22750139051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81.2390047414549">
                <text:p>81.2390047414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81.2400846199302">
                <text:p>81.240084619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  <table:table-cell office:value-type="float" office:value="81.2322154495947">
                <text:p>81.23221544959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  <table:table-cell office:value-type="float" office:value="81.2173881562987">
                <text:p>81.21738815629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00">
                <text:p>100</text:p>
              </table:table-cell>
              <table:table-cell office:value-type="float" office:value="81.1978641673496">
                <text:p>81.197864167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  <table:table-cell office:value-type="float" office:value="81.175942808851">
                <text:p>81.1759428088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  <table:table-cell office:value-type="float" office:value="81.1537627509">
                <text:p>81.15376275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80.1331504743196">
                <text:p>80.1331504743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78.3341718011974">
                <text:p>78.33417180119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75.9558509546112">
                <text:p>75.9558509546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73.1486079135615">
                <text:p>73.14860791356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70.0225283677225">
                <text:p>70.02252836772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66.6628596724278">
                <text:p>66.66285967242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63.1399920678812">
                <text:p>63.13999206788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59.5140525574865">
                <text:p>59.51405255748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5.8368461265671">
                <text:p>55.83684612656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52.1528496426341">
                <text:p>52.15284964263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8.4999238049959">
                <text:p>48.4999238049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44.9099375676086">
                <text:p>44.9099375676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41.4093498864355">
                <text:p>41.40934988643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38.0197568582483">
                <text:p>38.01975685824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34.7584052156815">
                <text:p>34.75840521568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31.6386722673412">
                <text:p>31.63867226734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8.6705125385785">
                <text:p>28.67051253857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5.8608716437444">
                <text:p>25.8608716437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.2140681666979">
                <text:p>23.21406816669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0.7321445295414">
                <text:p>20.7321445295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8.415187992663">
                <text:p>18.415187992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.2616230563898">
                <text:p>16.2616230563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4.2684766299936">
                <text:p>14.26847662999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2.4316174012569">
                <text:p>12.4316174012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0.7459708828181">
                <text:p>10.74597088281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9.205711633317">
                <text:p>9.205711633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7.80443415490787">
                <text:p>7.804434154907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.53530395671104">
                <text:p>6.535303956711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5.39119024867661">
                <text:p>5.391190248676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4.36478169436059">
                <text:p>4.364781694360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3.44868660624836">
                <text:p>3.448686606248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.63551891529049">
                <text:p>2.635518915290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.91797118882339">
                <text:p>1.917971188823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.28887590943812">
                <text:p>1.28887590943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741256162866262">
                <text:p>0.7412561628662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268366816651519">
                <text:p>0.2683668166515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Rokkitt" style:font-style-name="Regular" fo:font-size="2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false" chart:axis-position="0"/>
      <style:graphic-properties svg:stroke-width="0.1cm"/>
      <style:text-properties fo:font-family="Rokkitt" style:font-style-name="Regular" fo:font-size="18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reverse-direction="false" text:line-break="false" chart:link-data-style-to-source="false" chart:axis-position="0"/>
      <style:graphic-properties svg:stroke-width="0.1cm"/>
      <style:text-properties fo:font-family="Rokkitt" style:font-style-name="Regular" fo:font-size="18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2cm" svg:stroke-color="#bbbbff" draw:fill-color="#bbbb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2cm" svg:stroke-color="#cf8a05" draw:fill-color="#cf8a05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69cm" svg:height="12.449cm" xlink:href="." xlink:type="simple" chart:class="chart:scatter" chart:style-name="ch1">
        <chart:legend svg:x="16.636cm" svg:y="0.785cm" style:legend-expansion="custom" chartooo:width="5.806cm" chartooo:height="2.255cm" style:legend-expansion-aspect-ratio="2.57472283813747" chart:style-name="ch2"/>
        <chart:plot-area chart:style-name="ch3" chart:data-source-has-labels="both" svg:x="0.507cm" svg:y="0.248cm" svg:width="24.355cm" svg:height="11.953cm">
          <chartooo:coordinate-region svg:x="1.367cm" svg:y="0.248cm" svg:width="22.833cm" svg:height="11.042cm"/>
          <chart:axis chart:dimension="x" chart:name="primary-x" chart:style-name="ch4" chartooo:axis-type="auto">
            <chart:categories table:cell-range-address="local-table.$A$2:.$A$250"/>
          </chart:axis>
          <chart:axis chart:dimension="y" chart:name="primary-y" chart:style-name="ch5"/>
          <chart:series chart:style-name="ch6" chart:values-cell-range-address="local-table.$C$2:.$C$250" chart:label-cell-address="local-table.$C$1" chart:class="chart:scatter">
            <chart:domain table:cell-range-address="local-table.$B$2:.$B$250"/>
            <chart:data-point chart:repeated="249"/>
          </chart:series>
          <chart:series chart:style-name="ch7" chart:values-cell-range-address="local-table.$D$2:.$D$250" chart:label-cell-address="local-table.$D$1" chart:class="chart:scatter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oil Moisture</text:p>
              </table:table-cell>
              <table:table-cell office:value-type="string">
                <text:p>Phenolog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2.6878">
                <text:p>2.6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.238552">
                <text:p>4.238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6.01430568">
                <text:p>6.01430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7.9635532512">
                <text:p>7.9635532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10.040778154208">
                <text:p>10.040778154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2.2060115402227">
                <text:p>12.2060115402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4.424399802933">
                <text:p>14.424399802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6.6657858282074">
                <text:p>16.6657858282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8.9043060914086">
                <text:p>18.9043060914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1.1180052542155">
                <text:p>21.1180052542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3.2884694900592">
                <text:p>23.2884694900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25.4004793956258">
                <text:p>25.4004793956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7.4416830214011">
                <text:p>27.4416830214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9.4022892730961">
                <text:p>29.4022892730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1.2747816943059">
                <text:p>31.2747816943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3.0536524353911">
                <text:p>33.0536524353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34.7351560409593">
                <text:p>34.7351560409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6.3170825452809">
                <text:p>36.3170825452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37.7985492484951">
                <text:p>37.7985492484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39.1798104537212">
                <text:p>39.1798104537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0.4620843735642">
                <text:p>40.46208437356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41.6473963615324">
                <text:p>41.6473963615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2.7384375873031">
                <text:p>42.7384375873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43.7384382524946">
                <text:p>43.738438252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4.6510544337002">
                <text:p>44.6510544337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5.4802676402622">
                <text:p>45.4802676402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46.2302961840086">
                <text:p>46.2302961840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6.9055174754855">
                <text:p>46.905517475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7.5104003847861">
                <text:p>47.5104003847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8.0494468337223">
                <text:p>48.0494468337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.5271418187546">
                <text:p>48.52714181875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8.9479110998657">
                <text:p>48.94791109986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.3160858286047">
                <text:p>49.3160858286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.6358734281359">
                <text:p>49.6358734281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9.9113340786615">
                <text:p>49.91133407866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1463622025186">
                <text:p>50.1463622025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0.3446723841043">
                <text:p>50.3446723841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5097892001638">
                <text:p>50.50978920016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0.6450404755524">
                <text:p>50.6450404755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7535535180705">
                <text:p>50.7535535180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50.8382539231508">
                <text:p>50.8382539231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9018665748752">
                <text:p>50.9018665748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9469185038673">
                <text:p>50.9469185038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50.9757432949643">
                <text:p>50.9757432949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9904867681415">
                <text:p>50.99048676814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50.993113684906">
                <text:p>50.993113684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9854152592926">
                <text:p>50.98541525929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50.9690172776733">
                <text:p>50.96901727767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9453886548716">
                <text:p>50.9453886548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9158502755812">
                <text:p>50.9158502755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50.8815839898861">
                <text:p>50.88158398988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8436416498138">
                <text:p>50.8436416498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50.8029540904035">
                <text:p>50.8029540904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50.760339973801">
                <text:p>50.7603399738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50.7165144284853">
                <text:p>50.71651442848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50.672097427963">
                <text:p>50.672097427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50.6276218642229">
                <text:p>50.6276218642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50.5835412809994">
                <text:p>50.58354128099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50.5402372405396">
                <text:p>50.54023724053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50.4980263051797">
                <text:p>50.49802630517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0.4571666216909">
                <text:p>50.4571666216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50.4178641021355">
                <text:p>50.4178641021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50.8802781999465">
                <text:p>50.8802781999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51.7645272438749">
                <text:p>51.7645272438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52.9984933951618">
                <text:p>52.9984933951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4.5173791553558">
                <text:p>54.51737915535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56.2632570124426">
                <text:p>56.2632570124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8.1846174090598">
                <text:p>58.1846174090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60.2359187768984">
                <text:p>60.2359187768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62.3771408823429">
                <text:p>62.3771408823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64.5733373439295">
                <text:p>64.57333734392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66.7941707015629">
                <text:p>66.7941707015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69.0133850716539">
                <text:p>69.01338507165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71.2081111233662">
                <text:p>71.208111123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73.3577811243738">
                <text:p>73.3577811243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75.4422313307682">
                <text:p>75.4422313307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77.438288939141">
                <text:p>77.4382889391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79.3139242615983">
                <text:p>79.31392426159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81.0194694835339">
                <text:p>81.0194694835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82.477986861227">
                <text:p>82.477986861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83.5838164732934">
                <text:p>83.5838164732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84.2269706352089">
                <text:p>84.22697063520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4.3512384738448">
                <text:p>84.35123847384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4.006975100312">
                <text:p>84.0069751003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83.3379165059452">
                <text:p>83.33791650594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82.5138698833144">
                <text:p>82.5138698833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81.6751009851022">
                <text:p>81.67510098510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80.914886075858">
                <text:p>80.9148860758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80.2854328777811">
                <text:p>80.28543287778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79.8097898441646">
                <text:p>79.8097898441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79.4921336682272">
                <text:p>79.4921336682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79.3249401467292">
                <text:p>79.32494014672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79.2935715304042">
                <text:p>79.29357153040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79.3791001994352">
                <text:p>79.3791001994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79.5600178007419">
                <text:p>79.56001780074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79.8132805150492">
                <text:p>79.81328051504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  <table:table-cell office:value-type="float" office:value="80.1150079848533">
                <text:p>80.11500798485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80.4410804631983">
                <text:p>80.44108046319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  <table:table-cell office:value-type="float" office:value="80.7678366429004">
                <text:p>80.7678366429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  <table:table-cell office:value-type="float" office:value="81.0730265201871">
                <text:p>81.07302652018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81.3370821966687">
                <text:p>81.33708219666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81.5446149985248">
                <text:p>81.54461499852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81.6858572912355">
                <text:p>81.68585729123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81.7576318694251">
                <text:p>81.7576318694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81.7634624817875">
                <text:p>81.7634624817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  <table:table-cell office:value-type="float" office:value="81.7126735487843">
                <text:p>81.71267354878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81.6186633596745">
                <text:p>81.61866335967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81.4967886489001">
                <text:p>81.4967886489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  <table:table-cell office:value-type="float" office:value="81.3623460322102">
                <text:p>81.3623460322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81.228997418944">
                <text:p>81.2289974189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81.1077773649568">
                <text:p>81.10777736495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  <table:table-cell office:value-type="float" office:value="81.0066481612139">
                <text:p>81.0066481612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80.9304778248358">
                <text:p>80.93047782483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  <table:table-cell office:value-type="float" office:value="80.8812972168915">
                <text:p>80.8812972168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80.858714469416">
                <text:p>80.8587144694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  <table:table-cell office:value-type="float" office:value="80.8604003477018">
                <text:p>80.8604003477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80.8825910009458">
                <text:p>80.88259100094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  <table:table-cell office:value-type="float" office:value="80.9205783448927">
                <text:p>80.92057834489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80.9691722864869">
                <text:p>80.96917228648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81.0231248686994">
                <text:p>81.0231248686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81.0775067992827">
                <text:p>81.07750679928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81.1280245882581">
                <text:p>81.12802458825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81.171264445408">
                <text:p>81.171264445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81.204849522544">
                <text:p>81.2048495225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  <table:table-cell office:value-type="float" office:value="81.2275013905194">
                <text:p>81.22750139051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81.2390047414549">
                <text:p>81.2390047414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81.2400846199302">
                <text:p>81.240084619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  <table:table-cell office:value-type="float" office:value="81.2322154495947">
                <text:p>81.23221544959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  <table:table-cell office:value-type="float" office:value="81.2173881562987">
                <text:p>81.21738815629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00">
                <text:p>100</text:p>
              </table:table-cell>
              <table:table-cell office:value-type="float" office:value="81.1978641673496">
                <text:p>81.197864167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  <table:table-cell office:value-type="float" office:value="81.175942808851">
                <text:p>81.1759428088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  <table:table-cell office:value-type="float" office:value="81.1537627509">
                <text:p>81.15376275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80.1331504743196">
                <text:p>80.1331504743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78.3341718011974">
                <text:p>78.33417180119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75.9558509546112">
                <text:p>75.9558509546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73.1486079135615">
                <text:p>73.14860791356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70.0225283677225">
                <text:p>70.02252836772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66.6628596724278">
                <text:p>66.66285967242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63.1399920678812">
                <text:p>63.13999206788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59.5140525574865">
                <text:p>59.51405255748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5.8368461265671">
                <text:p>55.83684612656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52.1528496426341">
                <text:p>52.15284964263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8.4999238049959">
                <text:p>48.4999238049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44.9099375676086">
                <text:p>44.9099375676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41.4093498864355">
                <text:p>41.40934988643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38.0197568582483">
                <text:p>38.01975685824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34.7584052156815">
                <text:p>34.75840521568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31.6386722673412">
                <text:p>31.63867226734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8.6705125385785">
                <text:p>28.67051253857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5.8608716437444">
                <text:p>25.8608716437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.2140681666979">
                <text:p>23.21406816669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0.7321445295414">
                <text:p>20.7321445295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8.415187992663">
                <text:p>18.415187992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.2616230563898">
                <text:p>16.2616230563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4.2684766299936">
                <text:p>14.26847662999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2.4316174012569">
                <text:p>12.4316174012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0.7459708828181">
                <text:p>10.74597088281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9.205711633317">
                <text:p>9.205711633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7.80443415490787">
                <text:p>7.804434154907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.53530395671104">
                <text:p>6.535303956711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5.39119024867661">
                <text:p>5.391190248676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4.36478169436059">
                <text:p>4.364781694360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3.44868660624836">
                <text:p>3.448686606248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.63551891529049">
                <text:p>2.635518915290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.91797118882339">
                <text:p>1.917971188823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.28887590943812">
                <text:p>1.28887590943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741256162866262">
                <text:p>0.7412561628662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268366816651519">
                <text:p>0.2683668166515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Rokkitt" style:font-style-name="Regular" fo:font-size="2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false" chart:axis-position="0"/>
      <style:graphic-properties svg:stroke-width="0.1cm"/>
      <style:text-properties fo:font-family="Rokkitt" style:font-style-name="Regular" fo:font-size="18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reverse-direction="false" text:line-break="false" chart:link-data-style-to-source="false" chart:axis-position="0"/>
      <style:graphic-properties svg:stroke-width="0.1cm"/>
      <style:text-properties fo:font-family="Rokkitt" style:font-style-name="Regular" fo:font-size="18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2cm" svg:stroke-color="#bbbbff" draw:fill-color="#bbbb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2cm" svg:stroke-color="#cf8a05" draw:fill-color="#cf8a05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69cm" svg:height="12.449cm" xlink:href="." xlink:type="simple" chart:class="chart:scatter" chart:style-name="ch1">
        <chart:legend svg:x="16.636cm" svg:y="0.785cm" style:legend-expansion="custom" chartooo:width="5.806cm" chartooo:height="2.255cm" style:legend-expansion-aspect-ratio="2.57472283813747" chart:style-name="ch2"/>
        <chart:plot-area chart:style-name="ch3" chart:data-source-has-labels="both" svg:x="0.507cm" svg:y="0.248cm" svg:width="24.355cm" svg:height="11.953cm">
          <chartooo:coordinate-region svg:x="1.367cm" svg:y="0.248cm" svg:width="22.833cm" svg:height="11.042cm"/>
          <chart:axis chart:dimension="x" chart:name="primary-x" chart:style-name="ch4" chartooo:axis-type="auto">
            <chart:categories table:cell-range-address="local-table.$A$2:.$A$250"/>
          </chart:axis>
          <chart:axis chart:dimension="y" chart:name="primary-y" chart:style-name="ch5"/>
          <chart:series chart:style-name="ch6" chart:values-cell-range-address="local-table.$C$2:.$C$250" chart:label-cell-address="local-table.$C$1" chart:class="chart:scatter">
            <chart:domain table:cell-range-address="local-table.$B$2:.$B$250"/>
            <chart:data-point chart:repeated="249"/>
          </chart:series>
          <chart:series chart:style-name="ch7" chart:values-cell-range-address="local-table.$D$2:.$D$250" chart:label-cell-address="local-table.$D$1" chart:class="chart:scatter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oil Moisture</text:p>
              </table:table-cell>
              <table:table-cell office:value-type="string">
                <text:p>Phenolog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2.6878">
                <text:p>2.6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.238552">
                <text:p>4.238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6.01430568">
                <text:p>6.01430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7.9635532512">
                <text:p>7.9635532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10.040778154208">
                <text:p>10.040778154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2.2060115402227">
                <text:p>12.2060115402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4.424399802933">
                <text:p>14.424399802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6.6657858282074">
                <text:p>16.6657858282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8.9043060914086">
                <text:p>18.9043060914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1.1180052542155">
                <text:p>21.1180052542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3.2884694900592">
                <text:p>23.2884694900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25.4004793956258">
                <text:p>25.4004793956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7.4416830214011">
                <text:p>27.4416830214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9.4022892730961">
                <text:p>29.4022892730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1.2747816943059">
                <text:p>31.2747816943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3.0536524353911">
                <text:p>33.0536524353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34.7351560409593">
                <text:p>34.7351560409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6.3170825452809">
                <text:p>36.3170825452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37.7985492484951">
                <text:p>37.7985492484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39.1798104537212">
                <text:p>39.1798104537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0.4620843735642">
                <text:p>40.46208437356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41.6473963615324">
                <text:p>41.6473963615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2.7384375873031">
                <text:p>42.7384375873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43.7384382524946">
                <text:p>43.738438252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4.6510544337002">
                <text:p>44.6510544337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5.4802676402622">
                <text:p>45.4802676402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46.2302961840086">
                <text:p>46.2302961840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6.9055174754855">
                <text:p>46.905517475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7.5104003847861">
                <text:p>47.5104003847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8.0494468337223">
                <text:p>48.0494468337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.5271418187546">
                <text:p>48.52714181875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8.9479110998657">
                <text:p>48.94791109986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.3160858286047">
                <text:p>49.3160858286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.6358734281359">
                <text:p>49.6358734281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9.9113340786615">
                <text:p>49.91133407866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1463622025186">
                <text:p>50.1463622025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0.3446723841043">
                <text:p>50.3446723841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5097892001638">
                <text:p>50.50978920016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0.6450404755524">
                <text:p>50.6450404755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7535535180705">
                <text:p>50.7535535180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50.8382539231508">
                <text:p>50.8382539231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9018665748752">
                <text:p>50.9018665748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9469185038673">
                <text:p>50.9469185038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50.9757432949643">
                <text:p>50.9757432949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9904867681415">
                <text:p>50.99048676814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50.993113684906">
                <text:p>50.993113684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9854152592926">
                <text:p>50.98541525929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50.9690172776733">
                <text:p>50.96901727767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9453886548716">
                <text:p>50.9453886548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9158502755812">
                <text:p>50.9158502755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50.8815839898861">
                <text:p>50.88158398988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8436416498138">
                <text:p>50.8436416498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50.8029540904035">
                <text:p>50.8029540904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50.760339973801">
                <text:p>50.7603399738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50.7165144284853">
                <text:p>50.71651442848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50.672097427963">
                <text:p>50.672097427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50.6276218642229">
                <text:p>50.6276218642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50.5835412809994">
                <text:p>50.58354128099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50.5402372405396">
                <text:p>50.54023724053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50.4980263051797">
                <text:p>50.49802630517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0.4571666216909">
                <text:p>50.4571666216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50.4178641021355">
                <text:p>50.4178641021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50.8802781999465">
                <text:p>50.8802781999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51.7645272438749">
                <text:p>51.7645272438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52.9984933951618">
                <text:p>52.9984933951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4.5173791553558">
                <text:p>54.51737915535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56.2632570124426">
                <text:p>56.2632570124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8.1846174090598">
                <text:p>58.1846174090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60.2359187768984">
                <text:p>60.2359187768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62.3771408823429">
                <text:p>62.3771408823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64.5733373439295">
                <text:p>64.57333734392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66.7941707015629">
                <text:p>66.7941707015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69.0133850716539">
                <text:p>69.01338507165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71.2081111233662">
                <text:p>71.208111123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73.3577811243738">
                <text:p>73.3577811243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75.4422313307682">
                <text:p>75.4422313307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77.438288939141">
                <text:p>77.4382889391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79.3139242615983">
                <text:p>79.31392426159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81.0194694835339">
                <text:p>81.0194694835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82.477986861227">
                <text:p>82.477986861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83.5838164732934">
                <text:p>83.5838164732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84.2269706352089">
                <text:p>84.22697063520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4.3512384738448">
                <text:p>84.35123847384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4.006975100312">
                <text:p>84.0069751003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83.3379165059452">
                <text:p>83.33791650594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82.5138698833144">
                <text:p>82.5138698833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81.6751009851022">
                <text:p>81.67510098510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80.914886075858">
                <text:p>80.9148860758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80.2854328777811">
                <text:p>80.28543287778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79.8097898441646">
                <text:p>79.8097898441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79.4921336682272">
                <text:p>79.4921336682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79.3249401467292">
                <text:p>79.32494014672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79.2935715304042">
                <text:p>79.29357153040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79.3791001994352">
                <text:p>79.3791001994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79.5600178007419">
                <text:p>79.56001780074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79.8132805150492">
                <text:p>79.81328051504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  <table:table-cell office:value-type="float" office:value="80.1150079848533">
                <text:p>80.11500798485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80.4410804631983">
                <text:p>80.44108046319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  <table:table-cell office:value-type="float" office:value="80.7678366429004">
                <text:p>80.7678366429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  <table:table-cell office:value-type="float" office:value="81.0730265201871">
                <text:p>81.07302652018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81.3370821966687">
                <text:p>81.33708219666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81.5446149985248">
                <text:p>81.54461499852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81.6858572912355">
                <text:p>81.68585729123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81.7576318694251">
                <text:p>81.7576318694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81.7634624817875">
                <text:p>81.7634624817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  <table:table-cell office:value-type="float" office:value="81.7126735487843">
                <text:p>81.71267354878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81.6186633596745">
                <text:p>81.61866335967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81.4967886489001">
                <text:p>81.4967886489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  <table:table-cell office:value-type="float" office:value="81.3623460322102">
                <text:p>81.3623460322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81.228997418944">
                <text:p>81.2289974189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81.1077773649568">
                <text:p>81.10777736495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  <table:table-cell office:value-type="float" office:value="81.0066481612139">
                <text:p>81.0066481612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80.9304778248358">
                <text:p>80.93047782483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  <table:table-cell office:value-type="float" office:value="80.8812972168915">
                <text:p>80.8812972168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80.858714469416">
                <text:p>80.8587144694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  <table:table-cell office:value-type="float" office:value="80.8604003477018">
                <text:p>80.8604003477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80.8825910009458">
                <text:p>80.88259100094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  <table:table-cell office:value-type="float" office:value="80.9205783448927">
                <text:p>80.92057834489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80.9691722864869">
                <text:p>80.96917228648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81.0231248686994">
                <text:p>81.0231248686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81.0775067992827">
                <text:p>81.07750679928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81.1280245882581">
                <text:p>81.12802458825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81.171264445408">
                <text:p>81.171264445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81.204849522544">
                <text:p>81.2048495225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  <table:table-cell office:value-type="float" office:value="81.2275013905194">
                <text:p>81.22750139051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81.2390047414549">
                <text:p>81.2390047414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81.2400846199302">
                <text:p>81.240084619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  <table:table-cell office:value-type="float" office:value="81.2322154495947">
                <text:p>81.23221544959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  <table:table-cell office:value-type="float" office:value="81.2173881562987">
                <text:p>81.21738815629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00">
                <text:p>100</text:p>
              </table:table-cell>
              <table:table-cell office:value-type="float" office:value="81.1978641673496">
                <text:p>81.197864167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  <table:table-cell office:value-type="float" office:value="81.175942808851">
                <text:p>81.1759428088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  <table:table-cell office:value-type="float" office:value="81.1537627509">
                <text:p>81.15376275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80.1331504743196">
                <text:p>80.1331504743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78.3341718011974">
                <text:p>78.33417180119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75.9558509546112">
                <text:p>75.9558509546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73.1486079135615">
                <text:p>73.14860791356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70.0225283677225">
                <text:p>70.02252836772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66.6628596724278">
                <text:p>66.66285967242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63.1399920678812">
                <text:p>63.13999206788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59.5140525574865">
                <text:p>59.51405255748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5.8368461265671">
                <text:p>55.83684612656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52.1528496426341">
                <text:p>52.15284964263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8.4999238049959">
                <text:p>48.4999238049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44.9099375676086">
                <text:p>44.9099375676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41.4093498864355">
                <text:p>41.40934988643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38.0197568582483">
                <text:p>38.01975685824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34.7584052156815">
                <text:p>34.75840521568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31.6386722673412">
                <text:p>31.63867226734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8.6705125385785">
                <text:p>28.67051253857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5.8608716437444">
                <text:p>25.8608716437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.2140681666979">
                <text:p>23.21406816669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0.7321445295414">
                <text:p>20.7321445295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8.415187992663">
                <text:p>18.415187992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.2616230563898">
                <text:p>16.2616230563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4.2684766299936">
                <text:p>14.26847662999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2.4316174012569">
                <text:p>12.4316174012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0.7459708828181">
                <text:p>10.74597088281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9.205711633317">
                <text:p>9.205711633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7.80443415490787">
                <text:p>7.804434154907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.53530395671104">
                <text:p>6.535303956711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5.39119024867661">
                <text:p>5.391190248676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4.36478169436059">
                <text:p>4.364781694360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3.44868660624836">
                <text:p>3.448686606248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.63551891529049">
                <text:p>2.635518915290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.91797118882339">
                <text:p>1.917971188823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.28887590943812">
                <text:p>1.28887590943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741256162866262">
                <text:p>0.7412561628662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268366816651519">
                <text:p>0.2683668166515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Rokkitt" style:font-style-name="Regular" fo:font-size="2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false" chart:axis-position="0"/>
      <style:graphic-properties svg:stroke-width="0.1cm"/>
      <style:text-properties fo:font-family="Rokkitt" style:font-style-name="Regular" fo:font-size="18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reverse-direction="false" text:line-break="false" chart:link-data-style-to-source="false" chart:axis-position="0"/>
      <style:graphic-properties svg:stroke-width="0.1cm"/>
      <style:text-properties fo:font-family="Rokkitt" style:font-style-name="Regular" fo:font-size="18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2cm" svg:stroke-color="#bbbbff" draw:fill-color="#bbbb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2cm" svg:stroke-color="#cf8a05" draw:fill-color="#cf8a05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69cm" svg:height="12.449cm" xlink:href="." xlink:type="simple" chart:class="chart:scatter" chart:style-name="ch1">
        <chart:legend svg:x="16.636cm" svg:y="0.785cm" style:legend-expansion="custom" chartooo:width="5.806cm" chartooo:height="2.255cm" style:legend-expansion-aspect-ratio="2.57472283813747" chart:style-name="ch2"/>
        <chart:plot-area chart:style-name="ch3" chart:data-source-has-labels="both" svg:x="0.507cm" svg:y="0.248cm" svg:width="24.355cm" svg:height="11.953cm">
          <chartooo:coordinate-region svg:x="1.367cm" svg:y="0.248cm" svg:width="22.833cm" svg:height="11.042cm"/>
          <chart:axis chart:dimension="x" chart:name="primary-x" chart:style-name="ch4" chartooo:axis-type="auto">
            <chart:categories table:cell-range-address="local-table.$A$2:.$A$250"/>
          </chart:axis>
          <chart:axis chart:dimension="y" chart:name="primary-y" chart:style-name="ch5"/>
          <chart:series chart:style-name="ch6" chart:values-cell-range-address="local-table.$C$2:.$C$250" chart:label-cell-address="local-table.$C$1" chart:class="chart:scatter">
            <chart:domain table:cell-range-address="local-table.$B$2:.$B$250"/>
            <chart:data-point chart:repeated="249"/>
          </chart:series>
          <chart:series chart:style-name="ch7" chart:values-cell-range-address="local-table.$D$2:.$D$250" chart:label-cell-address="local-table.$D$1" chart:class="chart:scatter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oil Moisture</text:p>
              </table:table-cell>
              <table:table-cell office:value-type="string">
                <text:p>Phenolog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2.6878">
                <text:p>2.6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.238552">
                <text:p>4.238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6.01430568">
                <text:p>6.01430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7.9635532512">
                <text:p>7.9635532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10.040778154208">
                <text:p>10.040778154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2.2060115402227">
                <text:p>12.2060115402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4.424399802933">
                <text:p>14.424399802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6.6657858282074">
                <text:p>16.6657858282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8.9043060914086">
                <text:p>18.9043060914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1.1180052542155">
                <text:p>21.1180052542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3.2884694900592">
                <text:p>23.2884694900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25.4004793956258">
                <text:p>25.4004793956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7.4416830214011">
                <text:p>27.4416830214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9.4022892730961">
                <text:p>29.4022892730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1.2747816943059">
                <text:p>31.2747816943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3.0536524353911">
                <text:p>33.0536524353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34.7351560409593">
                <text:p>34.7351560409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6.3170825452809">
                <text:p>36.3170825452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37.7985492484951">
                <text:p>37.7985492484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39.1798104537212">
                <text:p>39.1798104537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0.4620843735642">
                <text:p>40.46208437356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41.6473963615324">
                <text:p>41.6473963615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2.7384375873031">
                <text:p>42.7384375873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43.7384382524946">
                <text:p>43.738438252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4.6510544337002">
                <text:p>44.6510544337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5.4802676402622">
                <text:p>45.4802676402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46.2302961840086">
                <text:p>46.2302961840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6.9055174754855">
                <text:p>46.905517475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7.5104003847861">
                <text:p>47.5104003847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8.0494468337223">
                <text:p>48.0494468337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.5271418187546">
                <text:p>48.52714181875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8.9479110998657">
                <text:p>48.94791109986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.3160858286047">
                <text:p>49.3160858286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.6358734281359">
                <text:p>49.6358734281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9.9113340786615">
                <text:p>49.91133407866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1463622025186">
                <text:p>50.1463622025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0.3446723841043">
                <text:p>50.3446723841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5097892001638">
                <text:p>50.50978920016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0.6450404755524">
                <text:p>50.6450404755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7535535180705">
                <text:p>50.7535535180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50.8382539231508">
                <text:p>50.8382539231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9018665748752">
                <text:p>50.9018665748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9469185038673">
                <text:p>50.9469185038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50.9757432949643">
                <text:p>50.9757432949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9904867681415">
                <text:p>50.99048676814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50.993113684906">
                <text:p>50.993113684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9854152592926">
                <text:p>50.98541525929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50.9690172776733">
                <text:p>50.96901727767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9453886548716">
                <text:p>50.9453886548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9158502755812">
                <text:p>50.9158502755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50.8815839898861">
                <text:p>50.88158398988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8436416498138">
                <text:p>50.8436416498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50.8029540904035">
                <text:p>50.8029540904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50.760339973801">
                <text:p>50.7603399738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50.7165144284853">
                <text:p>50.71651442848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50.672097427963">
                <text:p>50.672097427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50.6276218642229">
                <text:p>50.6276218642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50.5835412809994">
                <text:p>50.58354128099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50.5402372405396">
                <text:p>50.54023724053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50.4980263051797">
                <text:p>50.49802630517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0.4571666216909">
                <text:p>50.4571666216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50.4178641021355">
                <text:p>50.4178641021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50.8802781999465">
                <text:p>50.8802781999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51.7645272438749">
                <text:p>51.7645272438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52.9984933951618">
                <text:p>52.9984933951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4.5173791553558">
                <text:p>54.51737915535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56.2632570124426">
                <text:p>56.2632570124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8.1846174090598">
                <text:p>58.1846174090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60.2359187768984">
                <text:p>60.2359187768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62.3771408823429">
                <text:p>62.3771408823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64.5733373439295">
                <text:p>64.57333734392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66.7941707015629">
                <text:p>66.7941707015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69.0133850716539">
                <text:p>69.01338507165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71.2081111233662">
                <text:p>71.208111123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73.3577811243738">
                <text:p>73.3577811243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75.4422313307682">
                <text:p>75.4422313307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77.438288939141">
                <text:p>77.4382889391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79.3139242615983">
                <text:p>79.31392426159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81.0194694835339">
                <text:p>81.0194694835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82.477986861227">
                <text:p>82.477986861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83.5838164732934">
                <text:p>83.5838164732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84.2269706352089">
                <text:p>84.22697063520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4.3512384738448">
                <text:p>84.35123847384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4.006975100312">
                <text:p>84.0069751003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83.3379165059452">
                <text:p>83.33791650594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82.5138698833144">
                <text:p>82.5138698833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81.6751009851022">
                <text:p>81.67510098510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80.914886075858">
                <text:p>80.9148860758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80.2854328777811">
                <text:p>80.28543287778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79.8097898441646">
                <text:p>79.8097898441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79.4921336682272">
                <text:p>79.4921336682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79.3249401467292">
                <text:p>79.32494014672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79.2935715304042">
                <text:p>79.29357153040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79.3791001994352">
                <text:p>79.3791001994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79.5600178007419">
                <text:p>79.56001780074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79.8132805150492">
                <text:p>79.81328051504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  <table:table-cell office:value-type="float" office:value="80.1150079848533">
                <text:p>80.11500798485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80.4410804631983">
                <text:p>80.44108046319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  <table:table-cell office:value-type="float" office:value="80.7678366429004">
                <text:p>80.7678366429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  <table:table-cell office:value-type="float" office:value="81.0730265201871">
                <text:p>81.07302652018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81.3370821966687">
                <text:p>81.33708219666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81.5446149985248">
                <text:p>81.54461499852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81.6858572912355">
                <text:p>81.68585729123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81.7576318694251">
                <text:p>81.7576318694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81.7634624817875">
                <text:p>81.7634624817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  <table:table-cell office:value-type="float" office:value="81.7126735487843">
                <text:p>81.71267354878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81.6186633596745">
                <text:p>81.61866335967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81.4967886489001">
                <text:p>81.4967886489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  <table:table-cell office:value-type="float" office:value="81.3623460322102">
                <text:p>81.3623460322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81.228997418944">
                <text:p>81.2289974189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81.1077773649568">
                <text:p>81.10777736495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  <table:table-cell office:value-type="float" office:value="81.0066481612139">
                <text:p>81.0066481612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80.9304778248358">
                <text:p>80.93047782483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  <table:table-cell office:value-type="float" office:value="80.8812972168915">
                <text:p>80.8812972168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80.858714469416">
                <text:p>80.8587144694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  <table:table-cell office:value-type="float" office:value="80.8604003477018">
                <text:p>80.8604003477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80.8825910009458">
                <text:p>80.88259100094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  <table:table-cell office:value-type="float" office:value="80.9205783448927">
                <text:p>80.92057834489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80.9691722864869">
                <text:p>80.96917228648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81.0231248686994">
                <text:p>81.0231248686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81.0775067992827">
                <text:p>81.07750679928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81.1280245882581">
                <text:p>81.12802458825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81.171264445408">
                <text:p>81.171264445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81.204849522544">
                <text:p>81.2048495225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  <table:table-cell office:value-type="float" office:value="81.2275013905194">
                <text:p>81.22750139051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81.2390047414549">
                <text:p>81.2390047414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81.2400846199302">
                <text:p>81.240084619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  <table:table-cell office:value-type="float" office:value="81.2322154495947">
                <text:p>81.23221544959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  <table:table-cell office:value-type="float" office:value="81.2173881562987">
                <text:p>81.21738815629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00">
                <text:p>100</text:p>
              </table:table-cell>
              <table:table-cell office:value-type="float" office:value="81.1978641673496">
                <text:p>81.197864167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  <table:table-cell office:value-type="float" office:value="81.175942808851">
                <text:p>81.1759428088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  <table:table-cell office:value-type="float" office:value="81.1537627509">
                <text:p>81.15376275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80.1331504743196">
                <text:p>80.1331504743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78.3341718011974">
                <text:p>78.33417180119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75.9558509546112">
                <text:p>75.9558509546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73.1486079135615">
                <text:p>73.14860791356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70.0225283677225">
                <text:p>70.02252836772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66.6628596724278">
                <text:p>66.66285967242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63.1399920678812">
                <text:p>63.13999206788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59.5140525574865">
                <text:p>59.51405255748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5.8368461265671">
                <text:p>55.83684612656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52.1528496426341">
                <text:p>52.15284964263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8.4999238049959">
                <text:p>48.4999238049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44.9099375676086">
                <text:p>44.9099375676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41.4093498864355">
                <text:p>41.40934988643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38.0197568582483">
                <text:p>38.01975685824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34.7584052156815">
                <text:p>34.75840521568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31.6386722673412">
                <text:p>31.63867226734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8.6705125385785">
                <text:p>28.67051253857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5.8608716437444">
                <text:p>25.8608716437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.2140681666979">
                <text:p>23.21406816669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0.7321445295414">
                <text:p>20.7321445295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8.415187992663">
                <text:p>18.415187992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.2616230563898">
                <text:p>16.2616230563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4.2684766299936">
                <text:p>14.26847662999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2.4316174012569">
                <text:p>12.4316174012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0.7459708828181">
                <text:p>10.74597088281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9.205711633317">
                <text:p>9.205711633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7.80443415490787">
                <text:p>7.804434154907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.53530395671104">
                <text:p>6.535303956711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5.39119024867661">
                <text:p>5.391190248676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4.36478169436059">
                <text:p>4.364781694360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3.44868660624836">
                <text:p>3.448686606248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.63551891529049">
                <text:p>2.635518915290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.91797118882339">
                <text:p>1.917971188823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.28887590943812">
                <text:p>1.28887590943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741256162866262">
                <text:p>0.7412561628662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268366816651519">
                <text:p>0.2683668166515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